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0*"/>
    </style:style>
    <style:style style:name="s2.I" style:family="table-column">
      <style:table-column-properties style:column-width="0.7451in" style:rel-column-width="7295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3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5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4" style:family="text">
      <style:text-properties style:font-name="Arial" fo:letter-spacing="0.0138in" style:text-underline-style="none" fo:font-weight="bold" style:font-weight-asian="bold"/>
    </style:style>
    <style:style style:name="T1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" style:font-weight-complex="bold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language="en" fo:country="US" fo:background-color="transparen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fo:language="ru" fo:country="RU" fo:font-style="normal" style:font-style-asian="normal" style:font-style-complex="normal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style:font-name-complex="Ari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position="0% 100%" fo:language="en" fo:country="US" fo:font-style="normal" style:font-style-asian="normal" style:font-style-complex="normal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2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3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4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5" style:family="text">
      <style:text-properties fo:font-size="10pt" style:font-size-asian="10pt" style:language-asian="zh" style:country-asian="TW" style:font-size-complex="10pt"/>
    </style:style>
    <style:style style:name="T46" style:family="text">
      <style:text-properties style:text-position="super 58%" fo:font-style="italic" style:font-style-asian="italic" style:font-style-complex="italic"/>
    </style:style>
    <style:style style:name="T47" style:family="text">
      <style:text-properties fo:language="en" fo:country="none"/>
    </style:style>
    <style:style style:name="T48" style:family="text">
      <style:text-properties style:font-name="Times New Roman" fo:language="en" fo:country="US" style:font-name-complex="Symbol1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char" svg:y="-0.0693in" svg:width="7.3965in" svg:height="1.0634in" draw:z-index="0"><draw:image xlink:href="Pictures/2000000700007794000015D06A07AB3C.svm" xlink:type="simple" xlink:show="embed" xlink:actuate="onLoad"/></draw:frame></text:p>
      <text:p text:style-name="P39">CALIBRATION CERTIFICATE</text:p>
      <text:p text:style-name="P20"/>
      <text:p text:style-name="P37"><text:span text:style-name="T7">Type:</text:span><text:span text:style-name="T8"> </text:span><text:span text:style-name="T9">Personal dosimeter AT2503B/1</text:span><text:span text:style-name="T10"><text:tab/></text:span><text:span text:style-name="T7">Date of calibration</text:span><text:span text:style-name="T5">: </text:span><text:span text:style-name="T6"><text:s/></text:span><text:span text:style-name="T9">$date</text:span></text:p>
      <text:p text:style-name="P4"/>
      <text:p text:style-name="P6">S/n: <text:span text:style-name="T38"><text:s/></text:span><text:span text:style-name="T27">$</text:span><text:span text:style-name="T18">allSerial </text:span></text:p>
      <text:p text:style-name="P9"/>
      <text:p text:style-name="P8">Measurement limits:</text:p>
      <text:p text:style-name="P7"><text:span text:style-name="T20">1 </text:span><text:span text:style-name="T21">µ</text:span><text:span text:style-name="T20">Sv/h – 10 Sv/h</text:span></text:p>
      <text:p text:style-name="P10"/>
      <text:p text:style-name="P8">Measurement error:</text:p>
      <text:p text:style-name="P5"><text:span text:style-name="T11">±</text:span><text:span text:style-name="T12">(</text:span><text:span text:style-name="T11">15</text:span><text:span text:style-name="T12">+</text:span><text:span text:style-name="T15">0</text:span><text:span text:style-name="T12">,</text:span><text:span text:style-name="T43">015</text:span><text:span text:style-name="T41">/</text:span><text:span text:style-name="T42">Ḣ</text:span><text:span text:style-name="T35">p</text:span><text:span text:style-name="T12">(10)+</text:span><text:span text:style-name="T15">0,005</text:span><text:span text:style-name="T44">·</text:span><text:span text:style-name="T13">Ḣ</text:span><text:span text:style-name="T35">p</text:span><text:span text:style-name="T12">(10)</text:span><text:span text:style-name="T15">)</text:span><text:span text:style-name="T11">%</text:span><text:span text:style-name="T14">, </text:span><text:span text:style-name="T19">H</text:span><text:span text:style-name="T31">р</text:span><text:span text:style-name="T3">(10)</text:span><text:span text:style-name="T4"> - individual equivalent dose rate, mSv/h</text:span></text:p>
      <text:p text:style-name="P5"/>
      <text:p text:style-name="P8">Operating conditions:</text:p>
      <text:list xml:id="list3681263788003803999" text:style-name="L1">
        <text:list-item>
          <text:p text:style-name="P54"><text:span text:style-name="T23">Air temperature<text:tab/></text:span><text:span text:style-name="T37"><text:tab/><text:tab/><text:tab/>+</text:span><text:span text:style-name="T23">$temp</text:span><text:span text:style-name="T37"> °</text:span><text:span text:style-name="T23">C</text:span></text:p>
        </text:list-item>
        <text:list-item>
          <text:p text:style-name="P55">Atmospheric pressure<text:tab/><text:tab/><text:tab/>98,5 kPa</text:p>
        </text:list-item>
        <text:list-item>
          <text:p text:style-name="P55">Relative humidity<text:tab/><text:tab/><text:tab/><text:tab/>$vlag %</text:p>
        </text:list-item>
        <text:list-item>
          <text:p text:style-name="P56">Gamma radiation background<text:tab/><text:tab/>$bground <text:s/>nSv/h</text:p>
        </text:list-item>
      </text:list>
      <text:p text:style-name="Standard"><text:span text:style-name="Знак_20_примечания"/></text:p>
      <text:p text:style-name="P40"><text:span text:style-name="Знак_20_примечания"><text:span text:style-name="T45">$facility_13+11eng;</text:span></text:span></text:p>
      <text:p text:style-name="P40"><text:span text:style-name="Знак_20_примечания"><text:span text:style-name="T45"/></text:span></text:p>
      <text:p text:style-name="P21"><text:span text:style-name="T1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2503B/2 </text:span><text:span text:style-name="T16">(</text:span><text:span text:style-name="T48">γ</text:span><text:span text:style-name="T1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4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5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5">15</text:span></text:p>
          </table:table-cell>
        </table:table-row>
        <table:table-row>
          <table:table-cell table:style-name="t1.A3" office:value-type="string">
            <text:p text:style-name="P12">80<text:span text:style-name="T25">.</text:span>0 mSv/h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12">±<text:span text:style-name="T25">15.4</text:span></text:p>
          </table:table-cell>
        </table:table-row>
        <table:table-row>
          <table:table-cell table:style-name="t1.A3" office:value-type="string">
            <text:p text:style-name="P12">4.0 Sv/h</text:p>
          </table:table-cell>
          <table:table-cell table:style-name="t1.B3" office:value-type="string">
            <text:p text:style-name="P13">$1-n<text:span text:style-name="T25">4</text:span></text:p>
          </table:table-cell>
          <table:table-cell table:style-name="t1.B3" office:value-type="string">
            <text:p text:style-name="P13">$1-d<text:span text:style-name="T25">4</text:span></text:p>
          </table:table-cell>
          <table:table-cell table:style-name="t1.D3" office:value-type="string">
            <text:section text:style-name="Sect1" text:name="Раздел61">
              <text:p text:style-name="P3">$1-<text:span text:style-name="T25">m</text:span><text:span text:style-name="T16">4</text:span><text:span text:style-name="T25">0</text:span></text:p>
              <text:p text:style-name="P31">$1-<text:span text:style-name="T25">m</text:span><text:span text:style-name="T16">4</text:span><text:span text:style-name="T25">1</text:span></text:p>
              <text:p text:style-name="P31">$1-<text:span text:style-name="T25">m</text:span><text:span text:style-name="T16">4</text:span><text:span text:style-name="T25">2</text:span></text:p>
              <text:p text:style-name="P31">$1-<text:span text:style-name="T25">m</text:span><text:span text:style-name="T16">4</text:span><text:span text:style-name="T25">3</text:span></text:p>
              <text:p text:style-name="P31">$1-<text:span text:style-name="T25">m</text:span><text:span text:style-name="T16">4</text:span><text:span text:style-name="T25">4</text:span></text:p>
            </text:section>
          </table:table-cell>
          <table:table-cell table:style-name="t1.B3" office:value-type="string">
            <text:p text:style-name="P13">$1-av<text:span text:style-name="T25">4</text:span></text:p>
          </table:table-cell>
          <table:table-cell table:style-name="t1.B3" office:value-type="string">
            <text:p text:style-name="P13">$1-o<text:span text:style-name="T25">4</text:span></text:p>
          </table:table-cell>
          <table:table-cell table:style-name="t1.B3" office:value-type="string">
            <text:p text:style-name="P13">$1-q<text:span text:style-name="T25">4</text:span></text:p>
          </table:table-cell>
          <table:table-cell table:style-name="t1.B3" office:value-type="string">
            <text:p text:style-name="P13">$1-do<text:span text:style-name="T25">4</text:span></text:p>
          </table:table-cell>
          <table:table-cell table:style-name="t1.I3" office:value-type="string">
            <text:p text:style-name="P52">±<text:span text:style-name="T25">19</text:span></text:p>
          </table:table-cell>
        </table:table-row>
        <table:table-row>
          <table:table-cell table:style-name="t1.A8" office:value-type="string">
            <text:p text:style-name="P12"><text:span text:style-name="T25">8</text:span>.0 Sv/h</text:p>
          </table:table-cell>
          <table:table-cell table:style-name="t1.B8" office:value-type="string">
            <text:p text:style-name="P13">$1-n<text:span text:style-name="T25">5</text:span></text:p>
          </table:table-cell>
          <table:table-cell table:style-name="t1.B8" office:value-type="string">
            <text:p text:style-name="P13">$1-d<text:span text:style-name="T25">5</text:span></text:p>
          </table:table-cell>
          <table:table-cell table:style-name="t1.D8" office:value-type="string">
            <text:section text:style-name="Sect1" text:name="Раздел62">
              <text:p text:style-name="P3">$1-<text:span text:style-name="T25">m</text:span><text:span text:style-name="T16">5</text:span><text:span text:style-name="T25">0</text:span></text:p>
              <text:p text:style-name="P31">$1-<text:span text:style-name="T25">m</text:span><text:span text:style-name="T16">5</text:span><text:span text:style-name="T25">1</text:span></text:p>
              <text:p text:style-name="P31">$1-<text:span text:style-name="T25">m</text:span><text:span text:style-name="T16">5</text:span><text:span text:style-name="T25">2</text:span></text:p>
              <text:p text:style-name="P31">$1-<text:span text:style-name="T25">m</text:span><text:span text:style-name="T16">5</text:span><text:span text:style-name="T25">3</text:span></text:p>
              <text:p text:style-name="P31">$1-<text:span text:style-name="T25">m</text:span><text:span text:style-name="T16">5</text:span><text:span text:style-name="T25">4</text:span></text:p>
            </text:section>
          </table:table-cell>
          <table:table-cell table:style-name="t1.B8" office:value-type="string">
            <text:p text:style-name="P13">$1-av<text:span text:style-name="T25">5</text:span></text:p>
          </table:table-cell>
          <table:table-cell table:style-name="t1.B8" office:value-type="string">
            <text:p text:style-name="P13">$1-o<text:span text:style-name="T25">5</text:span></text:p>
          </table:table-cell>
          <table:table-cell table:style-name="t1.B8" office:value-type="string">
            <text:p text:style-name="P13">$1-q<text:span text:style-name="T25">5</text:span></text:p>
          </table:table-cell>
          <table:table-cell table:style-name="t1.B8" office:value-type="string">
            <text:p text:style-name="P13">$1-do<text:span text:style-name="T25">5</text:span></text:p>
          </table:table-cell>
          <table:table-cell table:style-name="t1.I8" office:value-type="string">
            <text:p text:style-name="P52">±<text:span text:style-name="T25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2503B/2 </text:span><text:span text:style-name="T16">(</text:span><text:span text:style-name="T48">γ</text:span><text:span text:style-name="T1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25">µSv</text:span></text:p>
          </table:table-cell>
          <table:table-cell table:style-name="s1.B4" office:value-type="string">
            <text:p text:style-name="P13">$1-<text:span text:style-name="T16">dn</text:span>_<text:span text:style-name="T25">1</text:span></text:p>
          </table:table-cell>
          <table:table-cell table:style-name="s1.B4" office:value-type="string">
            <text:p text:style-name="P19"><text:s text:c="2"/>$1-<text:span text:style-name="T16">dd_1</text:span> <text:s/></text:p>
            <text:p text:style-name="P15"><text:span text:style-name="T25">360s</text:span></text:p>
          </table:table-cell>
          <table:table-cell table:style-name="s1.B4" office:value-type="string">
            <text:p text:style-name="P13">$1-d_dev_<text:span text:style-name="T25">1</text:span></text:p>
          </table:table-cell>
          <table:table-cell table:style-name="s1.B4" office:value-type="string">
            <text:p text:style-name="P13">$1-dose_<text:span text:style-name="T25">1</text:span></text:p>
          </table:table-cell>
          <table:table-cell table:style-name="s1.B4" office:value-type="string">
            <text:p text:style-name="P13">$1-d_res_<text:span text:style-name="T25">1</text:span></text:p>
          </table:table-cell>
          <table:table-cell table:style-name="s1.B4" office:value-type="string">
            <text:p text:style-name="P13">$1-o_pog_<text:span text:style-name="T25">1</text:span></text:p>
          </table:table-cell>
          <table:table-cell table:style-name="s1.B4" office:value-type="string">
            <text:p text:style-name="P13">$1-d_gran_<text:span text:style-name="T25">1</text:span></text:p>
          </table:table-cell>
          <table:table-cell table:style-name="s1.I4" office:value-type="string">
            <text:p text:style-name="P12">±<text:span text:style-name="T25">15.4</text:span></text:p>
          </table:table-cell>
        </table:table-row>
        <table:table-row>
          <table:table-cell table:style-name="s1.A5" office:value-type="string">
            <text:p text:style-name="P12">4.0 mSv</text:p>
          </table:table-cell>
          <table:table-cell table:style-name="s1.B5" office:value-type="string">
            <text:p text:style-name="P13">$1-<text:span text:style-name="T16">dn</text:span>_<text:span text:style-name="T25">2</text:span></text:p>
          </table:table-cell>
          <table:table-cell table:style-name="s1.B5" office:value-type="string">
            <text:p text:style-name="P19"><text:s text:c="2"/>$1-<text:span text:style-name="T16">dd_2</text:span> <text:s/></text:p>
            <text:p text:style-name="P15">180s</text:p>
          </table:table-cell>
          <table:table-cell table:style-name="s1.B5" office:value-type="string">
            <text:p text:style-name="P13">$1-d_dev_<text:span text:style-name="T25">2</text:span></text:p>
          </table:table-cell>
          <table:table-cell table:style-name="s1.B5" office:value-type="string">
            <text:p text:style-name="P13">$1-dose_<text:span text:style-name="T25">2</text:span></text:p>
          </table:table-cell>
          <table:table-cell table:style-name="s1.B5" office:value-type="string">
            <text:p text:style-name="P13">$1-d_res_<text:span text:style-name="T25">2</text:span></text:p>
          </table:table-cell>
          <table:table-cell table:style-name="s1.B5" office:value-type="string">
            <text:p text:style-name="P13">$1-o_pog_<text:span text:style-name="T25">2</text:span></text:p>
          </table:table-cell>
          <table:table-cell table:style-name="s1.B5" office:value-type="string">
            <text:p text:style-name="P13">$1-d_gran_<text:span text:style-name="T25">2</text:span></text:p>
          </table:table-cell>
          <table:table-cell table:style-name="s1.I5" office:value-type="string">
            <text:p text:style-name="P12">±<text:span text:style-name="T25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2">AT2503B/2 </text:span><text:span text:style-name="T16">(</text:span><text:span text:style-name="T48">γ</text:span><text:span text:style-name="T1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2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4">---</text:p>
          </table:table-cell>
        </table:table-row>
        <table:table-row>
          <table:table-cell table:style-name="t2.A3" office:value-type="string">
            <text:p text:style-name="P12">0.80 µ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5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5">15</text:span></text:p>
          </table:table-cell>
        </table:table-row>
        <table:table-row>
          <table:table-cell table:style-name="t2.A3" office:value-type="string">
            <text:p text:style-name="P12">80<text:span text:style-name="T25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25">15.4</text:span></text:p>
          </table:table-cell>
        </table:table-row>
        <table:table-row>
          <table:table-cell table:style-name="t2.A3" office:value-type="string">
            <text:p text:style-name="P12">4.0 Sv/h</text:p>
          </table:table-cell>
          <table:table-cell table:style-name="t2.B3" office:value-type="string">
            <text:p text:style-name="P13">$2-n<text:span text:style-name="T25">4</text:span></text:p>
          </table:table-cell>
          <table:table-cell table:style-name="t2.B3" office:value-type="string">
            <text:p text:style-name="P13">$2-d<text:span text:style-name="T25">4</text:span></text:p>
          </table:table-cell>
          <table:table-cell table:style-name="t2.D3" office:value-type="string">
            <text:section text:style-name="Sect1" text:name="Раздел63">
              <text:p text:style-name="P3">$2-<text:span text:style-name="T25">m</text:span><text:span text:style-name="T16">4</text:span><text:span text:style-name="T25">0</text:span></text:p>
              <text:p text:style-name="P31">$2-<text:span text:style-name="T25">m</text:span><text:span text:style-name="T16">4</text:span><text:span text:style-name="T25">1</text:span></text:p>
              <text:p text:style-name="P31">$2-<text:span text:style-name="T25">m</text:span><text:span text:style-name="T16">4</text:span><text:span text:style-name="T25">2</text:span></text:p>
              <text:p text:style-name="P31">$2-<text:span text:style-name="T25">m</text:span><text:span text:style-name="T16">4</text:span><text:span text:style-name="T25">3</text:span></text:p>
              <text:p text:style-name="P31">$2-<text:span text:style-name="T25">m</text:span><text:span text:style-name="T16">4</text:span><text:span text:style-name="T25">4</text:span></text:p>
            </text:section>
          </table:table-cell>
          <table:table-cell table:style-name="t2.B3" office:value-type="string">
            <text:p text:style-name="P13">$2-av<text:span text:style-name="T25">4</text:span></text:p>
          </table:table-cell>
          <table:table-cell table:style-name="t2.B3" office:value-type="string">
            <text:p text:style-name="P13">$2-o<text:span text:style-name="T25">4</text:span></text:p>
          </table:table-cell>
          <table:table-cell table:style-name="t2.B3" office:value-type="string">
            <text:p text:style-name="P13">$2-q<text:span text:style-name="T25">4</text:span></text:p>
          </table:table-cell>
          <table:table-cell table:style-name="t2.B3" office:value-type="string">
            <text:p text:style-name="P13">$2-do<text:span text:style-name="T25">4</text:span></text:p>
          </table:table-cell>
          <table:table-cell table:style-name="t2.I3" office:value-type="string">
            <text:p text:style-name="P52">±<text:span text:style-name="T25">19</text:span></text:p>
          </table:table-cell>
        </table:table-row>
        <table:table-row>
          <table:table-cell table:style-name="t2.A8" office:value-type="string">
            <text:p text:style-name="P12"><text:span text:style-name="T25">8</text:span>.0 Sv/h</text:p>
          </table:table-cell>
          <table:table-cell table:style-name="t2.B8" office:value-type="string">
            <text:p text:style-name="P13">$2-n<text:span text:style-name="T25">5</text:span></text:p>
          </table:table-cell>
          <table:table-cell table:style-name="t2.B8" office:value-type="string">
            <text:p text:style-name="P13">$2-d<text:span text:style-name="T25">5</text:span></text:p>
          </table:table-cell>
          <table:table-cell table:style-name="t2.D8" office:value-type="string">
            <text:section text:style-name="Sect1" text:name="Раздел64">
              <text:p text:style-name="P3">$2-<text:span text:style-name="T25">m</text:span><text:span text:style-name="T16">5</text:span><text:span text:style-name="T25">0</text:span></text:p>
              <text:p text:style-name="P31">$2-<text:span text:style-name="T25">m</text:span><text:span text:style-name="T16">5</text:span><text:span text:style-name="T25">1</text:span></text:p>
              <text:p text:style-name="P31">$2-<text:span text:style-name="T25">m</text:span><text:span text:style-name="T16">5</text:span><text:span text:style-name="T25">2</text:span></text:p>
              <text:p text:style-name="P31">$2-<text:span text:style-name="T25">m</text:span><text:span text:style-name="T16">5</text:span><text:span text:style-name="T25">3</text:span></text:p>
              <text:p text:style-name="P31">$2-<text:span text:style-name="T25">m</text:span><text:span text:style-name="T16">5</text:span><text:span text:style-name="T25">4</text:span></text:p>
            </text:section>
          </table:table-cell>
          <table:table-cell table:style-name="t2.B8" office:value-type="string">
            <text:p text:style-name="P13">$2-av<text:span text:style-name="T25">5</text:span></text:p>
          </table:table-cell>
          <table:table-cell table:style-name="t2.B8" office:value-type="string">
            <text:p text:style-name="P13">$2-o<text:span text:style-name="T25">5</text:span></text:p>
          </table:table-cell>
          <table:table-cell table:style-name="t2.B8" office:value-type="string">
            <text:p text:style-name="P13">$2-q<text:span text:style-name="T25">5</text:span></text:p>
          </table:table-cell>
          <table:table-cell table:style-name="t2.B8" office:value-type="string">
            <text:p text:style-name="P13">$2-do<text:span text:style-name="T25">5</text:span></text:p>
          </table:table-cell>
          <table:table-cell table:style-name="t2.I8" office:value-type="string">
            <text:p text:style-name="P52">±<text:span text:style-name="T25">23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2">AT2503B/2 </text:span><text:span text:style-name="T16">(</text:span><text:span text:style-name="T48">γ</text:span><text:span text:style-name="T1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25">µSv</text:span></text:p>
          </table:table-cell>
          <table:table-cell table:style-name="s2.B4" office:value-type="string">
            <text:p text:style-name="P13">$2-<text:span text:style-name="T16">dn</text:span>_<text:span text:style-name="T25">1</text:span></text:p>
          </table:table-cell>
          <table:table-cell table:style-name="s2.B4" office:value-type="string">
            <text:p text:style-name="P19"><text:s text:c="2"/>$2-<text:span text:style-name="T16">dd_1</text:span> <text:s/></text:p>
            <text:p text:style-name="P15"><text:span text:style-name="T25">360s</text:span></text:p>
          </table:table-cell>
          <table:table-cell table:style-name="s2.B4" office:value-type="string">
            <text:p text:style-name="P13">$2-d_dev_<text:span text:style-name="T25">1</text:span></text:p>
          </table:table-cell>
          <table:table-cell table:style-name="s2.B4" office:value-type="string">
            <text:p text:style-name="P13">$2-dose_<text:span text:style-name="T25">1</text:span></text:p>
          </table:table-cell>
          <table:table-cell table:style-name="s2.B4" office:value-type="string">
            <text:p text:style-name="P13">$2-d_res_<text:span text:style-name="T25">1</text:span></text:p>
          </table:table-cell>
          <table:table-cell table:style-name="s2.B4" office:value-type="string">
            <text:p text:style-name="P13">$2-o_pog_<text:span text:style-name="T25">1</text:span></text:p>
          </table:table-cell>
          <table:table-cell table:style-name="s2.B4" office:value-type="string">
            <text:p text:style-name="P13">$2-d_gran_<text:span text:style-name="T25">1</text:span></text:p>
          </table:table-cell>
          <table:table-cell table:style-name="s2.I4" office:value-type="string">
            <text:p text:style-name="P12">±<text:span text:style-name="T25">15.4</text:span></text:p>
          </table:table-cell>
        </table:table-row>
        <table:table-row>
          <table:table-cell table:style-name="s2.A5" office:value-type="string">
            <text:p text:style-name="P12">4.0 mSv</text:p>
          </table:table-cell>
          <table:table-cell table:style-name="s2.B5" office:value-type="string">
            <text:p text:style-name="P13">$2-<text:span text:style-name="T16">dn</text:span>_<text:span text:style-name="T25">2</text:span></text:p>
          </table:table-cell>
          <table:table-cell table:style-name="s2.B5" office:value-type="string">
            <text:p text:style-name="P19"><text:s text:c="2"/>$2-<text:span text:style-name="T16">dd_2</text:span> <text:s/></text:p>
            <text:p text:style-name="P15">180s</text:p>
          </table:table-cell>
          <table:table-cell table:style-name="s2.B5" office:value-type="string">
            <text:p text:style-name="P13">$2-d_dev_<text:span text:style-name="T25">2</text:span></text:p>
          </table:table-cell>
          <table:table-cell table:style-name="s2.B5" office:value-type="string">
            <text:p text:style-name="P13">$2-dose_<text:span text:style-name="T25">2</text:span></text:p>
          </table:table-cell>
          <table:table-cell table:style-name="s2.B5" office:value-type="string">
            <text:p text:style-name="P13">$2-d_res_<text:span text:style-name="T25">2</text:span></text:p>
          </table:table-cell>
          <table:table-cell table:style-name="s2.B5" office:value-type="string">
            <text:p text:style-name="P13">$2-o_pog_<text:span text:style-name="T25">2</text:span></text:p>
          </table:table-cell>
          <table:table-cell table:style-name="s2.B5" office:value-type="string">
            <text:p text:style-name="P13">$2-d_gran_<text:span text:style-name="T25">2</text:span></text:p>
          </table:table-cell>
          <table:table-cell table:style-name="s2.I5" office:value-type="string">
            <text:p text:style-name="P12">±<text:span text:style-name="T25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2503B/2 </text:span><text:span text:style-name="T16">(</text:span><text:span text:style-name="T48">γ</text:span><text:span text:style-name="T1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3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3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3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3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3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4">---</text:p>
          </table:table-cell>
        </table:table-row>
        <table:table-row>
          <table:table-cell table:style-name="t3.A3" office:value-type="string">
            <text:p text:style-name="P12">0.80 µ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5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5">15</text:span></text:p>
          </table:table-cell>
        </table:table-row>
        <table:table-row>
          <table:table-cell table:style-name="t3.A3" office:value-type="string">
            <text:p text:style-name="P12">80<text:span text:style-name="T25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25">15.4</text:span></text:p>
          </table:table-cell>
        </table:table-row>
        <table:table-row>
          <table:table-cell table:style-name="t3.A3" office:value-type="string">
            <text:p text:style-name="P12">4.0 Sv/h</text:p>
          </table:table-cell>
          <table:table-cell table:style-name="t3.B3" office:value-type="string">
            <text:p text:style-name="P13">$3-n<text:span text:style-name="T25">4</text:span></text:p>
          </table:table-cell>
          <table:table-cell table:style-name="t3.B3" office:value-type="string">
            <text:p text:style-name="P13">$3-d<text:span text:style-name="T25">4</text:span></text:p>
          </table:table-cell>
          <table:table-cell table:style-name="t3.D3" office:value-type="string">
            <text:section text:style-name="Sect1" text:name="Раздел65">
              <text:p text:style-name="P3">$3-<text:span text:style-name="T25">m</text:span><text:span text:style-name="T16">4</text:span><text:span text:style-name="T25">0</text:span></text:p>
              <text:p text:style-name="P31">$3-<text:span text:style-name="T25">m</text:span><text:span text:style-name="T16">4</text:span><text:span text:style-name="T25">1</text:span></text:p>
              <text:p text:style-name="P31">$3-<text:span text:style-name="T25">m</text:span><text:span text:style-name="T16">4</text:span><text:span text:style-name="T25">2</text:span></text:p>
              <text:p text:style-name="P31">$3-<text:span text:style-name="T25">m</text:span><text:span text:style-name="T16">4</text:span><text:span text:style-name="T25">3</text:span></text:p>
              <text:p text:style-name="P31">$3-<text:span text:style-name="T25">m</text:span><text:span text:style-name="T16">4</text:span><text:span text:style-name="T25">4</text:span></text:p>
            </text:section>
          </table:table-cell>
          <table:table-cell table:style-name="t3.B3" office:value-type="string">
            <text:p text:style-name="P13">$3-av<text:span text:style-name="T25">4</text:span></text:p>
          </table:table-cell>
          <table:table-cell table:style-name="t3.B3" office:value-type="string">
            <text:p text:style-name="P13">$3-o<text:span text:style-name="T25">4</text:span></text:p>
          </table:table-cell>
          <table:table-cell table:style-name="t3.B3" office:value-type="string">
            <text:p text:style-name="P13">$3-q<text:span text:style-name="T25">4</text:span></text:p>
          </table:table-cell>
          <table:table-cell table:style-name="t3.B3" office:value-type="string">
            <text:p text:style-name="P13">$3-do<text:span text:style-name="T25">4</text:span></text:p>
          </table:table-cell>
          <table:table-cell table:style-name="t3.I3" office:value-type="string">
            <text:p text:style-name="P52">±<text:span text:style-name="T25">19</text:span></text:p>
          </table:table-cell>
        </table:table-row>
        <table:table-row>
          <table:table-cell table:style-name="t3.A8" office:value-type="string">
            <text:p text:style-name="P12"><text:span text:style-name="T25">8</text:span>.0 Sv/h</text:p>
          </table:table-cell>
          <table:table-cell table:style-name="t3.B8" office:value-type="string">
            <text:p text:style-name="P13">$3-n<text:span text:style-name="T25">5</text:span></text:p>
          </table:table-cell>
          <table:table-cell table:style-name="t3.B8" office:value-type="string">
            <text:p text:style-name="P13">$3-d<text:span text:style-name="T25">5</text:span></text:p>
          </table:table-cell>
          <table:table-cell table:style-name="t3.D8" office:value-type="string">
            <text:section text:style-name="Sect1" text:name="Раздел66">
              <text:p text:style-name="P3">$3-<text:span text:style-name="T25">m</text:span><text:span text:style-name="T16">5</text:span><text:span text:style-name="T25">0</text:span></text:p>
              <text:p text:style-name="P31">$3-<text:span text:style-name="T25">m</text:span><text:span text:style-name="T16">5</text:span><text:span text:style-name="T25">1</text:span></text:p>
              <text:p text:style-name="P31">$3-<text:span text:style-name="T25">m</text:span><text:span text:style-name="T16">5</text:span><text:span text:style-name="T25">2</text:span></text:p>
              <text:p text:style-name="P31">$3-<text:span text:style-name="T25">m</text:span><text:span text:style-name="T16">5</text:span><text:span text:style-name="T25">3</text:span></text:p>
              <text:p text:style-name="P31">$3-<text:span text:style-name="T25">m</text:span><text:span text:style-name="T16">5</text:span><text:span text:style-name="T25">4</text:span></text:p>
            </text:section>
          </table:table-cell>
          <table:table-cell table:style-name="t3.B8" office:value-type="string">
            <text:p text:style-name="P13">$3-av<text:span text:style-name="T25">5</text:span></text:p>
          </table:table-cell>
          <table:table-cell table:style-name="t3.B8" office:value-type="string">
            <text:p text:style-name="P13">$3-o<text:span text:style-name="T25">5</text:span></text:p>
          </table:table-cell>
          <table:table-cell table:style-name="t3.B8" office:value-type="string">
            <text:p text:style-name="P13">$3-q<text:span text:style-name="T25">5</text:span></text:p>
          </table:table-cell>
          <table:table-cell table:style-name="t3.B8" office:value-type="string">
            <text:p text:style-name="P13">$3-do<text:span text:style-name="T25">5</text:span></text:p>
          </table:table-cell>
          <table:table-cell table:style-name="t3.I8" office:value-type="string">
            <text:p text:style-name="P52">±<text:span text:style-name="T25">23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2503B/2 </text:span><text:span text:style-name="T16">(</text:span><text:span text:style-name="T48">γ</text:span><text:span text:style-name="T1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3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3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25">µSv</text:span></text:p>
          </table:table-cell>
          <table:table-cell table:style-name="s3.B4" office:value-type="string">
            <text:p text:style-name="P13">$3-<text:span text:style-name="T16">dn</text:span>_<text:span text:style-name="T25">1</text:span></text:p>
          </table:table-cell>
          <table:table-cell table:style-name="s3.B4" office:value-type="string">
            <text:p text:style-name="P19"><text:s text:c="2"/>$3-<text:span text:style-name="T16">dd_1</text:span> <text:s/></text:p>
            <text:p text:style-name="P15"><text:span text:style-name="T25">360s</text:span></text:p>
          </table:table-cell>
          <table:table-cell table:style-name="s3.B4" office:value-type="string">
            <text:p text:style-name="P13">$3-d_dev_<text:span text:style-name="T25">1</text:span></text:p>
          </table:table-cell>
          <table:table-cell table:style-name="s3.B4" office:value-type="string">
            <text:p text:style-name="P13">$3-dose_<text:span text:style-name="T25">1</text:span></text:p>
          </table:table-cell>
          <table:table-cell table:style-name="s3.B4" office:value-type="string">
            <text:p text:style-name="P13">$3-d_res_<text:span text:style-name="T25">1</text:span></text:p>
          </table:table-cell>
          <table:table-cell table:style-name="s3.B4" office:value-type="string">
            <text:p text:style-name="P13">$3-o_pog_<text:span text:style-name="T25">1</text:span></text:p>
          </table:table-cell>
          <table:table-cell table:style-name="s3.B4" office:value-type="string">
            <text:p text:style-name="P13">$3-d_gran_<text:span text:style-name="T25">1</text:span></text:p>
          </table:table-cell>
          <table:table-cell table:style-name="s3.I4" office:value-type="string">
            <text:p text:style-name="P12">±<text:span text:style-name="T25">15.4</text:span></text:p>
          </table:table-cell>
        </table:table-row>
        <table:table-row>
          <table:table-cell table:style-name="s3.A5" office:value-type="string">
            <text:p text:style-name="P12">4.0 mSv</text:p>
          </table:table-cell>
          <table:table-cell table:style-name="s3.B5" office:value-type="string">
            <text:p text:style-name="P13">$3-<text:span text:style-name="T16">dn</text:span>_<text:span text:style-name="T25">2</text:span></text:p>
          </table:table-cell>
          <table:table-cell table:style-name="s3.B5" office:value-type="string">
            <text:p text:style-name="P19"><text:s text:c="2"/>$3-<text:span text:style-name="T16">dd_2</text:span> <text:s/></text:p>
            <text:p text:style-name="P15">180s</text:p>
          </table:table-cell>
          <table:table-cell table:style-name="s3.B5" office:value-type="string">
            <text:p text:style-name="P13">$3-d_dev_<text:span text:style-name="T25">2</text:span></text:p>
          </table:table-cell>
          <table:table-cell table:style-name="s3.B5" office:value-type="string">
            <text:p text:style-name="P13">$3-dose_<text:span text:style-name="T25">2</text:span></text:p>
          </table:table-cell>
          <table:table-cell table:style-name="s3.B5" office:value-type="string">
            <text:p text:style-name="P13">$3-d_res_<text:span text:style-name="T25">2</text:span></text:p>
          </table:table-cell>
          <table:table-cell table:style-name="s3.B5" office:value-type="string">
            <text:p text:style-name="P13">$3-o_pog_<text:span text:style-name="T25">2</text:span></text:p>
          </table:table-cell>
          <table:table-cell table:style-name="s3.B5" office:value-type="string">
            <text:p text:style-name="P13">$3-d_gran_<text:span text:style-name="T25">2</text:span></text:p>
          </table:table-cell>
          <table:table-cell table:style-name="s3.I5" office:value-type="string">
            <text:p text:style-name="P12">±<text:span text:style-name="T25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2">AT2503B/2 </text:span><text:span text:style-name="T16">(</text:span><text:span text:style-name="T48">γ</text:span><text:span text:style-name="T16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4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4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4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4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4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4">---</text:p>
          </table:table-cell>
        </table:table-row>
        <table:table-row>
          <table:table-cell table:style-name="t4.A3" office:value-type="string">
            <text:p text:style-name="P12">0.80 µ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5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5">15</text:span></text:p>
          </table:table-cell>
        </table:table-row>
        <table:table-row>
          <table:table-cell table:style-name="t4.A3" office:value-type="string">
            <text:p text:style-name="P12">80<text:span text:style-name="T25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25">15.4</text:span></text:p>
          </table:table-cell>
        </table:table-row>
        <table:table-row>
          <table:table-cell table:style-name="t4.A3" office:value-type="string">
            <text:p text:style-name="P12">4.0 Sv/h</text:p>
          </table:table-cell>
          <table:table-cell table:style-name="t4.B3" office:value-type="string">
            <text:p text:style-name="P13">$4-n<text:span text:style-name="T25">4</text:span></text:p>
          </table:table-cell>
          <table:table-cell table:style-name="t4.B3" office:value-type="string">
            <text:p text:style-name="P13">$4-d<text:span text:style-name="T25">4</text:span></text:p>
          </table:table-cell>
          <table:table-cell table:style-name="t4.D3" office:value-type="string">
            <text:section text:style-name="Sect1" text:name="Раздел67">
              <text:p text:style-name="P3">$4-<text:span text:style-name="T25">m</text:span><text:span text:style-name="T16">4</text:span><text:span text:style-name="T25">0</text:span></text:p>
              <text:p text:style-name="P31">$4-<text:span text:style-name="T25">m</text:span><text:span text:style-name="T16">4</text:span><text:span text:style-name="T25">1</text:span></text:p>
              <text:p text:style-name="P31">$4-<text:span text:style-name="T25">m</text:span><text:span text:style-name="T16">4</text:span><text:span text:style-name="T25">2</text:span></text:p>
              <text:p text:style-name="P31">$4-<text:span text:style-name="T25">m</text:span><text:span text:style-name="T16">4</text:span><text:span text:style-name="T25">3</text:span></text:p>
              <text:p text:style-name="P31">$4-<text:span text:style-name="T25">m</text:span><text:span text:style-name="T16">4</text:span><text:span text:style-name="T25">4</text:span></text:p>
            </text:section>
          </table:table-cell>
          <table:table-cell table:style-name="t4.B3" office:value-type="string">
            <text:p text:style-name="P13">$4-av<text:span text:style-name="T25">4</text:span></text:p>
          </table:table-cell>
          <table:table-cell table:style-name="t4.B3" office:value-type="string">
            <text:p text:style-name="P13">$4-o<text:span text:style-name="T25">4</text:span></text:p>
          </table:table-cell>
          <table:table-cell table:style-name="t4.B3" office:value-type="string">
            <text:p text:style-name="P13">$4-q<text:span text:style-name="T25">4</text:span></text:p>
          </table:table-cell>
          <table:table-cell table:style-name="t4.B3" office:value-type="string">
            <text:p text:style-name="P13">$4-do<text:span text:style-name="T25">4</text:span></text:p>
          </table:table-cell>
          <table:table-cell table:style-name="t4.I3" office:value-type="string">
            <text:p text:style-name="P52">±<text:span text:style-name="T25">19</text:span></text:p>
          </table:table-cell>
        </table:table-row>
        <table:table-row>
          <table:table-cell table:style-name="t4.A8" office:value-type="string">
            <text:p text:style-name="P12"><text:span text:style-name="T25">8</text:span>.0 Sv/h</text:p>
          </table:table-cell>
          <table:table-cell table:style-name="t4.B8" office:value-type="string">
            <text:p text:style-name="P13">$4-n<text:span text:style-name="T25">5</text:span></text:p>
          </table:table-cell>
          <table:table-cell table:style-name="t4.B8" office:value-type="string">
            <text:p text:style-name="P13">$4-d<text:span text:style-name="T25">5</text:span></text:p>
          </table:table-cell>
          <table:table-cell table:style-name="t4.D8" office:value-type="string">
            <text:section text:style-name="Sect1" text:name="Раздел68">
              <text:p text:style-name="P3">$4-<text:span text:style-name="T25">m</text:span><text:span text:style-name="T16">5</text:span><text:span text:style-name="T25">0</text:span></text:p>
              <text:p text:style-name="P31">$4-<text:span text:style-name="T25">m</text:span><text:span text:style-name="T16">5</text:span><text:span text:style-name="T25">1</text:span></text:p>
              <text:p text:style-name="P31">$4-<text:span text:style-name="T25">m</text:span><text:span text:style-name="T16">5</text:span><text:span text:style-name="T25">2</text:span></text:p>
              <text:p text:style-name="P31">$4-<text:span text:style-name="T25">m</text:span><text:span text:style-name="T16">5</text:span><text:span text:style-name="T25">3</text:span></text:p>
              <text:p text:style-name="P31">$4-<text:span text:style-name="T25">m</text:span><text:span text:style-name="T16">5</text:span><text:span text:style-name="T25">4</text:span></text:p>
            </text:section>
          </table:table-cell>
          <table:table-cell table:style-name="t4.B8" office:value-type="string">
            <text:p text:style-name="P13">$4-av<text:span text:style-name="T25">5</text:span></text:p>
          </table:table-cell>
          <table:table-cell table:style-name="t4.B8" office:value-type="string">
            <text:p text:style-name="P13">$4-o<text:span text:style-name="T25">5</text:span></text:p>
          </table:table-cell>
          <table:table-cell table:style-name="t4.B8" office:value-type="string">
            <text:p text:style-name="P13">$4-q<text:span text:style-name="T25">5</text:span></text:p>
          </table:table-cell>
          <table:table-cell table:style-name="t4.B8" office:value-type="string">
            <text:p text:style-name="P13">$4-do<text:span text:style-name="T25">5</text:span></text:p>
          </table:table-cell>
          <table:table-cell table:style-name="t4.I8" office:value-type="string">
            <text:p text:style-name="P52">±<text:span text:style-name="T25">23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2503B/2 </text:span><text:span text:style-name="T16">(</text:span><text:span text:style-name="T48">γ</text:span><text:span text:style-name="T16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4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4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25">µSv</text:span></text:p>
          </table:table-cell>
          <table:table-cell table:style-name="s4.B4" office:value-type="string">
            <text:p text:style-name="P13">$4-<text:span text:style-name="T16">dn</text:span>_<text:span text:style-name="T25">1</text:span></text:p>
          </table:table-cell>
          <table:table-cell table:style-name="s4.B4" office:value-type="string">
            <text:p text:style-name="P19"><text:s text:c="2"/>$4-<text:span text:style-name="T16">dd_1</text:span> <text:s/></text:p>
            <text:p text:style-name="P15"><text:span text:style-name="T25">360s</text:span></text:p>
          </table:table-cell>
          <table:table-cell table:style-name="s4.B4" office:value-type="string">
            <text:p text:style-name="P13">$4-d_dev_<text:span text:style-name="T25">1</text:span></text:p>
          </table:table-cell>
          <table:table-cell table:style-name="s4.B4" office:value-type="string">
            <text:p text:style-name="P13">$4-dose_<text:span text:style-name="T25">1</text:span></text:p>
          </table:table-cell>
          <table:table-cell table:style-name="s4.B4" office:value-type="string">
            <text:p text:style-name="P13">$4-d_res_<text:span text:style-name="T25">1</text:span></text:p>
          </table:table-cell>
          <table:table-cell table:style-name="s4.B4" office:value-type="string">
            <text:p text:style-name="P13">$4-o_pog_<text:span text:style-name="T25">1</text:span></text:p>
          </table:table-cell>
          <table:table-cell table:style-name="s4.B4" office:value-type="string">
            <text:p text:style-name="P13">$4-d_gran_<text:span text:style-name="T25">1</text:span></text:p>
          </table:table-cell>
          <table:table-cell table:style-name="s4.I4" office:value-type="string">
            <text:p text:style-name="P12">±<text:span text:style-name="T25">15.4</text:span></text:p>
          </table:table-cell>
        </table:table-row>
        <table:table-row>
          <table:table-cell table:style-name="s4.A5" office:value-type="string">
            <text:p text:style-name="P12">4.0 mSv</text:p>
          </table:table-cell>
          <table:table-cell table:style-name="s4.B5" office:value-type="string">
            <text:p text:style-name="P13">$4-<text:span text:style-name="T16">dn</text:span>_<text:span text:style-name="T25">2</text:span></text:p>
          </table:table-cell>
          <table:table-cell table:style-name="s4.B5" office:value-type="string">
            <text:p text:style-name="P19"><text:s text:c="2"/>$4-<text:span text:style-name="T16">dd_2</text:span> <text:s/></text:p>
            <text:p text:style-name="P15">180s</text:p>
          </table:table-cell>
          <table:table-cell table:style-name="s4.B5" office:value-type="string">
            <text:p text:style-name="P13">$4-d_dev_<text:span text:style-name="T25">2</text:span></text:p>
          </table:table-cell>
          <table:table-cell table:style-name="s4.B5" office:value-type="string">
            <text:p text:style-name="P13">$4-dose_<text:span text:style-name="T25">2</text:span></text:p>
          </table:table-cell>
          <table:table-cell table:style-name="s4.B5" office:value-type="string">
            <text:p text:style-name="P13">$4-d_res_<text:span text:style-name="T25">2</text:span></text:p>
          </table:table-cell>
          <table:table-cell table:style-name="s4.B5" office:value-type="string">
            <text:p text:style-name="P13">$4-o_pog_<text:span text:style-name="T25">2</text:span></text:p>
          </table:table-cell>
          <table:table-cell table:style-name="s4.B5" office:value-type="string">
            <text:p text:style-name="P13">$4-d_gran_<text:span text:style-name="T25">2</text:span></text:p>
          </table:table-cell>
          <table:table-cell table:style-name="s4.I5" office:value-type="string">
            <text:p text:style-name="P12">±<text:span text:style-name="T25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2">AT2503B/2 </text:span><text:span text:style-name="T16">(</text:span><text:span text:style-name="T48">γ</text:span><text:span text:style-name="T1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5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5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5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5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5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4">---</text:p>
          </table:table-cell>
        </table:table-row>
        <table:table-row>
          <table:table-cell table:style-name="t5.A3" office:value-type="string">
            <text:p text:style-name="P12">0.80 µ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5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5">15</text:span></text:p>
          </table:table-cell>
        </table:table-row>
        <table:table-row>
          <table:table-cell table:style-name="t5.A3" office:value-type="string">
            <text:p text:style-name="P12">80<text:span text:style-name="T25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25">15.4</text:span></text:p>
          </table:table-cell>
        </table:table-row>
        <table:table-row>
          <table:table-cell table:style-name="t5.A3" office:value-type="string">
            <text:p text:style-name="P12">4.0 Sv/h</text:p>
          </table:table-cell>
          <table:table-cell table:style-name="t5.B3" office:value-type="string">
            <text:p text:style-name="P13">$5-n<text:span text:style-name="T25">4</text:span></text:p>
          </table:table-cell>
          <table:table-cell table:style-name="t5.B3" office:value-type="string">
            <text:p text:style-name="P13">$5-d<text:span text:style-name="T25">4</text:span></text:p>
          </table:table-cell>
          <table:table-cell table:style-name="t5.D3" office:value-type="string">
            <text:section text:style-name="Sect1" text:name="Раздел69">
              <text:p text:style-name="P3">$5-<text:span text:style-name="T25">m</text:span><text:span text:style-name="T16">4</text:span><text:span text:style-name="T25">0</text:span></text:p>
              <text:p text:style-name="P31">$5-<text:span text:style-name="T25">m</text:span><text:span text:style-name="T16">4</text:span><text:span text:style-name="T25">1</text:span></text:p>
              <text:p text:style-name="P31">$5-<text:span text:style-name="T25">m</text:span><text:span text:style-name="T16">4</text:span><text:span text:style-name="T25">2</text:span></text:p>
              <text:p text:style-name="P31">$5-<text:span text:style-name="T25">m</text:span><text:span text:style-name="T16">4</text:span><text:span text:style-name="T25">3</text:span></text:p>
              <text:p text:style-name="P31">$5-<text:span text:style-name="T25">m</text:span><text:span text:style-name="T16">4</text:span><text:span text:style-name="T25">4</text:span></text:p>
            </text:section>
          </table:table-cell>
          <table:table-cell table:style-name="t5.B3" office:value-type="string">
            <text:p text:style-name="P13">$5-av<text:span text:style-name="T25">4</text:span></text:p>
          </table:table-cell>
          <table:table-cell table:style-name="t5.B3" office:value-type="string">
            <text:p text:style-name="P13">$5-o<text:span text:style-name="T25">4</text:span></text:p>
          </table:table-cell>
          <table:table-cell table:style-name="t5.B3" office:value-type="string">
            <text:p text:style-name="P13">$5-q<text:span text:style-name="T25">4</text:span></text:p>
          </table:table-cell>
          <table:table-cell table:style-name="t5.B3" office:value-type="string">
            <text:p text:style-name="P13">$5-do<text:span text:style-name="T25">4</text:span></text:p>
          </table:table-cell>
          <table:table-cell table:style-name="t5.I3" office:value-type="string">
            <text:p text:style-name="P52">±<text:span text:style-name="T25">19</text:span></text:p>
          </table:table-cell>
        </table:table-row>
        <table:table-row>
          <table:table-cell table:style-name="t5.A8" office:value-type="string">
            <text:p text:style-name="P12"><text:span text:style-name="T25">8</text:span>.0 Sv/h</text:p>
          </table:table-cell>
          <table:table-cell table:style-name="t5.B8" office:value-type="string">
            <text:p text:style-name="P13">$5-n<text:span text:style-name="T25">5</text:span></text:p>
          </table:table-cell>
          <table:table-cell table:style-name="t5.B8" office:value-type="string">
            <text:p text:style-name="P13">$5-d<text:span text:style-name="T25">5</text:span></text:p>
          </table:table-cell>
          <table:table-cell table:style-name="t5.D8" office:value-type="string">
            <text:section text:style-name="Sect1" text:name="Раздел70">
              <text:p text:style-name="P3">$5-<text:span text:style-name="T25">m</text:span><text:span text:style-name="T16">5</text:span><text:span text:style-name="T25">0</text:span></text:p>
              <text:p text:style-name="P31">$5-<text:span text:style-name="T25">m</text:span><text:span text:style-name="T16">5</text:span><text:span text:style-name="T25">1</text:span></text:p>
              <text:p text:style-name="P31">$5-<text:span text:style-name="T25">m</text:span><text:span text:style-name="T16">5</text:span><text:span text:style-name="T25">2</text:span></text:p>
              <text:p text:style-name="P31">$5-<text:span text:style-name="T25">m</text:span><text:span text:style-name="T16">5</text:span><text:span text:style-name="T25">3</text:span></text:p>
              <text:p text:style-name="P31">$5-<text:span text:style-name="T25">m</text:span><text:span text:style-name="T16">5</text:span><text:span text:style-name="T25">4</text:span></text:p>
            </text:section>
          </table:table-cell>
          <table:table-cell table:style-name="t5.B8" office:value-type="string">
            <text:p text:style-name="P13">$5-av<text:span text:style-name="T25">5</text:span></text:p>
          </table:table-cell>
          <table:table-cell table:style-name="t5.B8" office:value-type="string">
            <text:p text:style-name="P13">$5-o<text:span text:style-name="T25">5</text:span></text:p>
          </table:table-cell>
          <table:table-cell table:style-name="t5.B8" office:value-type="string">
            <text:p text:style-name="P13">$5-q<text:span text:style-name="T25">5</text:span></text:p>
          </table:table-cell>
          <table:table-cell table:style-name="t5.B8" office:value-type="string">
            <text:p text:style-name="P13">$5-do<text:span text:style-name="T25">5</text:span></text:p>
          </table:table-cell>
          <table:table-cell table:style-name="t5.I8" office:value-type="string">
            <text:p text:style-name="P52">±<text:span text:style-name="T25">23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2503B/2 </text:span><text:span text:style-name="T16">(</text:span><text:span text:style-name="T48">γ</text:span><text:span text:style-name="T16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5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5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25">µSv</text:span></text:p>
          </table:table-cell>
          <table:table-cell table:style-name="s5.B4" office:value-type="string">
            <text:p text:style-name="P13">$5-<text:span text:style-name="T16">dn</text:span>_<text:span text:style-name="T25">1</text:span></text:p>
          </table:table-cell>
          <table:table-cell table:style-name="s5.B4" office:value-type="string">
            <text:p text:style-name="P19"><text:s text:c="2"/>$5-<text:span text:style-name="T16">dd_1</text:span> <text:s/></text:p>
            <text:p text:style-name="P15"><text:span text:style-name="T25">360s</text:span></text:p>
          </table:table-cell>
          <table:table-cell table:style-name="s5.B4" office:value-type="string">
            <text:p text:style-name="P13">$5-d_dev_<text:span text:style-name="T25">1</text:span></text:p>
          </table:table-cell>
          <table:table-cell table:style-name="s5.B4" office:value-type="string">
            <text:p text:style-name="P13">$5-dose_<text:span text:style-name="T25">1</text:span></text:p>
          </table:table-cell>
          <table:table-cell table:style-name="s5.B4" office:value-type="string">
            <text:p text:style-name="P13">$5-d_res_<text:span text:style-name="T25">1</text:span></text:p>
          </table:table-cell>
          <table:table-cell table:style-name="s5.B4" office:value-type="string">
            <text:p text:style-name="P13">$5-o_pog_<text:span text:style-name="T25">1</text:span></text:p>
          </table:table-cell>
          <table:table-cell table:style-name="s5.B4" office:value-type="string">
            <text:p text:style-name="P13">$5-d_gran_<text:span text:style-name="T25">1</text:span></text:p>
          </table:table-cell>
          <table:table-cell table:style-name="s5.I4" office:value-type="string">
            <text:p text:style-name="P12">±<text:span text:style-name="T25">15.4</text:span></text:p>
          </table:table-cell>
        </table:table-row>
        <table:table-row>
          <table:table-cell table:style-name="s5.A5" office:value-type="string">
            <text:p text:style-name="P12">4.0 mSv</text:p>
          </table:table-cell>
          <table:table-cell table:style-name="s5.B5" office:value-type="string">
            <text:p text:style-name="P13">$5-<text:span text:style-name="T16">dn</text:span>_<text:span text:style-name="T25">2</text:span></text:p>
          </table:table-cell>
          <table:table-cell table:style-name="s5.B5" office:value-type="string">
            <text:p text:style-name="P19"><text:s text:c="2"/>$5-<text:span text:style-name="T16">dd_2</text:span> <text:s/></text:p>
            <text:p text:style-name="P15">180s</text:p>
          </table:table-cell>
          <table:table-cell table:style-name="s5.B5" office:value-type="string">
            <text:p text:style-name="P13">$5-d_dev_<text:span text:style-name="T25">2</text:span></text:p>
          </table:table-cell>
          <table:table-cell table:style-name="s5.B5" office:value-type="string">
            <text:p text:style-name="P13">$5-dose_<text:span text:style-name="T25">2</text:span></text:p>
          </table:table-cell>
          <table:table-cell table:style-name="s5.B5" office:value-type="string">
            <text:p text:style-name="P13">$5-d_res_<text:span text:style-name="T25">2</text:span></text:p>
          </table:table-cell>
          <table:table-cell table:style-name="s5.B5" office:value-type="string">
            <text:p text:style-name="P13">$5-o_pog_<text:span text:style-name="T25">2</text:span></text:p>
          </table:table-cell>
          <table:table-cell table:style-name="s5.B5" office:value-type="string">
            <text:p text:style-name="P13">$5-d_gran_<text:span text:style-name="T25">2</text:span></text:p>
          </table:table-cell>
          <table:table-cell table:style-name="s5.I5" office:value-type="string">
            <text:p text:style-name="P12">±<text:span text:style-name="T25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2">AT2503B/2 </text:span><text:span text:style-name="T16">(</text:span><text:span text:style-name="T48">γ</text:span><text:span text:style-name="T1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6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6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6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6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6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4">---</text:p>
          </table:table-cell>
        </table:table-row>
        <table:table-row>
          <table:table-cell table:style-name="t6.A3" office:value-type="string">
            <text:p text:style-name="P12">0.80 µ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5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5">15</text:span></text:p>
          </table:table-cell>
        </table:table-row>
        <table:table-row>
          <table:table-cell table:style-name="t6.A3" office:value-type="string">
            <text:p text:style-name="P12">80<text:span text:style-name="T25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25">15.4</text:span></text:p>
          </table:table-cell>
        </table:table-row>
        <table:table-row>
          <table:table-cell table:style-name="t6.A3" office:value-type="string">
            <text:p text:style-name="P12">4.0 Sv/h</text:p>
          </table:table-cell>
          <table:table-cell table:style-name="t6.B3" office:value-type="string">
            <text:p text:style-name="P13">$6-n<text:span text:style-name="T25">4</text:span></text:p>
          </table:table-cell>
          <table:table-cell table:style-name="t6.B3" office:value-type="string">
            <text:p text:style-name="P13">$6-d<text:span text:style-name="T25">4</text:span></text:p>
          </table:table-cell>
          <table:table-cell table:style-name="t6.D3" office:value-type="string">
            <text:section text:style-name="Sect1" text:name="Раздел71">
              <text:p text:style-name="P3">$6-<text:span text:style-name="T25">m</text:span><text:span text:style-name="T16">4</text:span><text:span text:style-name="T25">0</text:span></text:p>
              <text:p text:style-name="P31">$6-<text:span text:style-name="T25">m</text:span><text:span text:style-name="T16">4</text:span><text:span text:style-name="T25">1</text:span></text:p>
              <text:p text:style-name="P31">$6-<text:span text:style-name="T25">m</text:span><text:span text:style-name="T16">4</text:span><text:span text:style-name="T25">2</text:span></text:p>
              <text:p text:style-name="P31">$6-<text:span text:style-name="T25">m</text:span><text:span text:style-name="T16">4</text:span><text:span text:style-name="T25">3</text:span></text:p>
              <text:p text:style-name="P31">$6-<text:span text:style-name="T25">m</text:span><text:span text:style-name="T16">4</text:span><text:span text:style-name="T25">4</text:span></text:p>
            </text:section>
          </table:table-cell>
          <table:table-cell table:style-name="t6.B3" office:value-type="string">
            <text:p text:style-name="P13">$6-av<text:span text:style-name="T25">4</text:span></text:p>
          </table:table-cell>
          <table:table-cell table:style-name="t6.B3" office:value-type="string">
            <text:p text:style-name="P13">$6-o<text:span text:style-name="T25">4</text:span></text:p>
          </table:table-cell>
          <table:table-cell table:style-name="t6.B3" office:value-type="string">
            <text:p text:style-name="P13">$6-q<text:span text:style-name="T25">4</text:span></text:p>
          </table:table-cell>
          <table:table-cell table:style-name="t6.B3" office:value-type="string">
            <text:p text:style-name="P13">$6-do<text:span text:style-name="T25">4</text:span></text:p>
          </table:table-cell>
          <table:table-cell table:style-name="t6.I3" office:value-type="string">
            <text:p text:style-name="P52">±<text:span text:style-name="T25">19</text:span></text:p>
          </table:table-cell>
        </table:table-row>
        <table:table-row>
          <table:table-cell table:style-name="t6.A8" office:value-type="string">
            <text:p text:style-name="P12"><text:span text:style-name="T25">8</text:span>.0 Sv/h</text:p>
          </table:table-cell>
          <table:table-cell table:style-name="t6.B8" office:value-type="string">
            <text:p text:style-name="P13">$6-n<text:span text:style-name="T25">5</text:span></text:p>
          </table:table-cell>
          <table:table-cell table:style-name="t6.B8" office:value-type="string">
            <text:p text:style-name="P13">$6-d<text:span text:style-name="T25">5</text:span></text:p>
          </table:table-cell>
          <table:table-cell table:style-name="t6.D8" office:value-type="string">
            <text:section text:style-name="Sect1" text:name="Раздел72">
              <text:p text:style-name="P3">$6-<text:span text:style-name="T25">m</text:span><text:span text:style-name="T16">5</text:span><text:span text:style-name="T25">0</text:span></text:p>
              <text:p text:style-name="P31">$6-<text:span text:style-name="T25">m</text:span><text:span text:style-name="T16">5</text:span><text:span text:style-name="T25">1</text:span></text:p>
              <text:p text:style-name="P31">$6-<text:span text:style-name="T25">m</text:span><text:span text:style-name="T16">5</text:span><text:span text:style-name="T25">2</text:span></text:p>
              <text:p text:style-name="P31">$6-<text:span text:style-name="T25">m</text:span><text:span text:style-name="T16">5</text:span><text:span text:style-name="T25">3</text:span></text:p>
              <text:p text:style-name="P31">$6-<text:span text:style-name="T25">m</text:span><text:span text:style-name="T16">5</text:span><text:span text:style-name="T25">4</text:span></text:p>
            </text:section>
          </table:table-cell>
          <table:table-cell table:style-name="t6.B8" office:value-type="string">
            <text:p text:style-name="P13">$6-av<text:span text:style-name="T25">5</text:span></text:p>
          </table:table-cell>
          <table:table-cell table:style-name="t6.B8" office:value-type="string">
            <text:p text:style-name="P13">$6-o<text:span text:style-name="T25">5</text:span></text:p>
          </table:table-cell>
          <table:table-cell table:style-name="t6.B8" office:value-type="string">
            <text:p text:style-name="P13">$6-q<text:span text:style-name="T25">5</text:span></text:p>
          </table:table-cell>
          <table:table-cell table:style-name="t6.B8" office:value-type="string">
            <text:p text:style-name="P13">$6-do<text:span text:style-name="T25">5</text:span></text:p>
          </table:table-cell>
          <table:table-cell table:style-name="t6.I8" office:value-type="string">
            <text:p text:style-name="P52">±<text:span text:style-name="T25">23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2503B/2 </text:span><text:span text:style-name="T16">(</text:span><text:span text:style-name="T48">γ</text:span><text:span text:style-name="T16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6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6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25">µSv</text:span></text:p>
          </table:table-cell>
          <table:table-cell table:style-name="s6.B4" office:value-type="string">
            <text:p text:style-name="P13">$6-<text:span text:style-name="T16">dn</text:span>_<text:span text:style-name="T25">1</text:span></text:p>
          </table:table-cell>
          <table:table-cell table:style-name="s6.B4" office:value-type="string">
            <text:p text:style-name="P19"><text:s text:c="2"/>$6-<text:span text:style-name="T16">dd_1</text:span> <text:s/></text:p>
            <text:p text:style-name="P15"><text:span text:style-name="T25">360s</text:span></text:p>
          </table:table-cell>
          <table:table-cell table:style-name="s6.B4" office:value-type="string">
            <text:p text:style-name="P13">$6-d_dev_<text:span text:style-name="T25">1</text:span></text:p>
          </table:table-cell>
          <table:table-cell table:style-name="s6.B4" office:value-type="string">
            <text:p text:style-name="P13">$6-dose_<text:span text:style-name="T25">1</text:span></text:p>
          </table:table-cell>
          <table:table-cell table:style-name="s6.B4" office:value-type="string">
            <text:p text:style-name="P13">$6-d_res_<text:span text:style-name="T25">1</text:span></text:p>
          </table:table-cell>
          <table:table-cell table:style-name="s6.B4" office:value-type="string">
            <text:p text:style-name="P13">$6-o_pog_<text:span text:style-name="T25">1</text:span></text:p>
          </table:table-cell>
          <table:table-cell table:style-name="s6.B4" office:value-type="string">
            <text:p text:style-name="P13">$6-d_gran_<text:span text:style-name="T25">1</text:span></text:p>
          </table:table-cell>
          <table:table-cell table:style-name="s6.I4" office:value-type="string">
            <text:p text:style-name="P12">±<text:span text:style-name="T25">15.4</text:span></text:p>
          </table:table-cell>
        </table:table-row>
        <table:table-row>
          <table:table-cell table:style-name="s6.A5" office:value-type="string">
            <text:p text:style-name="P12">4.0 mSv</text:p>
          </table:table-cell>
          <table:table-cell table:style-name="s6.B5" office:value-type="string">
            <text:p text:style-name="P13">$6-<text:span text:style-name="T16">dn</text:span>_<text:span text:style-name="T25">2</text:span></text:p>
          </table:table-cell>
          <table:table-cell table:style-name="s6.B5" office:value-type="string">
            <text:p text:style-name="P19"><text:s text:c="2"/>$6-<text:span text:style-name="T16">dd_2</text:span> <text:s/></text:p>
            <text:p text:style-name="P15">180s</text:p>
          </table:table-cell>
          <table:table-cell table:style-name="s6.B5" office:value-type="string">
            <text:p text:style-name="P13">$6-d_dev_<text:span text:style-name="T25">2</text:span></text:p>
          </table:table-cell>
          <table:table-cell table:style-name="s6.B5" office:value-type="string">
            <text:p text:style-name="P13">$6-dose_<text:span text:style-name="T25">2</text:span></text:p>
          </table:table-cell>
          <table:table-cell table:style-name="s6.B5" office:value-type="string">
            <text:p text:style-name="P13">$6-d_res_<text:span text:style-name="T25">2</text:span></text:p>
          </table:table-cell>
          <table:table-cell table:style-name="s6.B5" office:value-type="string">
            <text:p text:style-name="P13">$6-o_pog_<text:span text:style-name="T25">2</text:span></text:p>
          </table:table-cell>
          <table:table-cell table:style-name="s6.B5" office:value-type="string">
            <text:p text:style-name="P13">$6-d_gran_<text:span text:style-name="T25">2</text:span></text:p>
          </table:table-cell>
          <table:table-cell table:style-name="s6.I5" office:value-type="string">
            <text:p text:style-name="P12">±<text:span text:style-name="T25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2">AT2503B/2 </text:span><text:span text:style-name="T16">(</text:span><text:span text:style-name="T48">γ</text:span><text:span text:style-name="T1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7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7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7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7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7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4">---</text:p>
          </table:table-cell>
        </table:table-row>
        <table:table-row>
          <table:table-cell table:style-name="t7.A3" office:value-type="string">
            <text:p text:style-name="P12">0.80 µ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5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5">15</text:span></text:p>
          </table:table-cell>
        </table:table-row>
        <table:table-row>
          <table:table-cell table:style-name="t7.A3" office:value-type="string">
            <text:p text:style-name="P12">80<text:span text:style-name="T25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25">15.4</text:span></text:p>
          </table:table-cell>
        </table:table-row>
        <table:table-row>
          <table:table-cell table:style-name="t7.A3" office:value-type="string">
            <text:p text:style-name="P12">4.0 Sv/h</text:p>
          </table:table-cell>
          <table:table-cell table:style-name="t7.B3" office:value-type="string">
            <text:p text:style-name="P13">$7-n<text:span text:style-name="T25">4</text:span></text:p>
          </table:table-cell>
          <table:table-cell table:style-name="t7.B3" office:value-type="string">
            <text:p text:style-name="P13">$7-d<text:span text:style-name="T25">4</text:span></text:p>
          </table:table-cell>
          <table:table-cell table:style-name="t7.D3" office:value-type="string">
            <text:section text:style-name="Sect1" text:name="Раздел73">
              <text:p text:style-name="P3">$7-<text:span text:style-name="T25">m</text:span><text:span text:style-name="T16">4</text:span><text:span text:style-name="T25">0</text:span></text:p>
              <text:p text:style-name="P31">$7-<text:span text:style-name="T25">m</text:span><text:span text:style-name="T16">4</text:span><text:span text:style-name="T25">1</text:span></text:p>
              <text:p text:style-name="P31">$7-<text:span text:style-name="T25">m</text:span><text:span text:style-name="T16">4</text:span><text:span text:style-name="T25">2</text:span></text:p>
              <text:p text:style-name="P31">$7-<text:span text:style-name="T25">m</text:span><text:span text:style-name="T16">4</text:span><text:span text:style-name="T25">3</text:span></text:p>
              <text:p text:style-name="P31">$7-<text:span text:style-name="T25">m</text:span><text:span text:style-name="T16">4</text:span><text:span text:style-name="T25">4</text:span></text:p>
            </text:section>
          </table:table-cell>
          <table:table-cell table:style-name="t7.B3" office:value-type="string">
            <text:p text:style-name="P13">$7-av<text:span text:style-name="T25">4</text:span></text:p>
          </table:table-cell>
          <table:table-cell table:style-name="t7.B3" office:value-type="string">
            <text:p text:style-name="P13">$7-o<text:span text:style-name="T25">4</text:span></text:p>
          </table:table-cell>
          <table:table-cell table:style-name="t7.B3" office:value-type="string">
            <text:p text:style-name="P13">$7-q<text:span text:style-name="T25">4</text:span></text:p>
          </table:table-cell>
          <table:table-cell table:style-name="t7.B3" office:value-type="string">
            <text:p text:style-name="P13">$7-do<text:span text:style-name="T25">4</text:span></text:p>
          </table:table-cell>
          <table:table-cell table:style-name="t7.I3" office:value-type="string">
            <text:p text:style-name="P52">±<text:span text:style-name="T25">19</text:span></text:p>
          </table:table-cell>
        </table:table-row>
        <table:table-row>
          <table:table-cell table:style-name="t7.A8" office:value-type="string">
            <text:p text:style-name="P12"><text:span text:style-name="T25">8</text:span>.0 Sv/h</text:p>
          </table:table-cell>
          <table:table-cell table:style-name="t7.B8" office:value-type="string">
            <text:p text:style-name="P13">$7-n<text:span text:style-name="T25">5</text:span></text:p>
          </table:table-cell>
          <table:table-cell table:style-name="t7.B8" office:value-type="string">
            <text:p text:style-name="P13">$7-d<text:span text:style-name="T25">5</text:span></text:p>
          </table:table-cell>
          <table:table-cell table:style-name="t7.D8" office:value-type="string">
            <text:section text:style-name="Sect1" text:name="Раздел74">
              <text:p text:style-name="P3">$7-<text:span text:style-name="T25">m</text:span><text:span text:style-name="T16">5</text:span><text:span text:style-name="T25">0</text:span></text:p>
              <text:p text:style-name="P31">$7-<text:span text:style-name="T25">m</text:span><text:span text:style-name="T16">5</text:span><text:span text:style-name="T25">1</text:span></text:p>
              <text:p text:style-name="P31">$7-<text:span text:style-name="T25">m</text:span><text:span text:style-name="T16">5</text:span><text:span text:style-name="T25">2</text:span></text:p>
              <text:p text:style-name="P31">$7-<text:span text:style-name="T25">m</text:span><text:span text:style-name="T16">5</text:span><text:span text:style-name="T25">3</text:span></text:p>
              <text:p text:style-name="P31">$7-<text:span text:style-name="T25">m</text:span><text:span text:style-name="T16">5</text:span><text:span text:style-name="T25">4</text:span></text:p>
            </text:section>
          </table:table-cell>
          <table:table-cell table:style-name="t7.B8" office:value-type="string">
            <text:p text:style-name="P13">$7-av<text:span text:style-name="T25">5</text:span></text:p>
          </table:table-cell>
          <table:table-cell table:style-name="t7.B8" office:value-type="string">
            <text:p text:style-name="P13">$7-o<text:span text:style-name="T25">5</text:span></text:p>
          </table:table-cell>
          <table:table-cell table:style-name="t7.B8" office:value-type="string">
            <text:p text:style-name="P13">$7-q<text:span text:style-name="T25">5</text:span></text:p>
          </table:table-cell>
          <table:table-cell table:style-name="t7.B8" office:value-type="string">
            <text:p text:style-name="P13">$7-do<text:span text:style-name="T25">5</text:span></text:p>
          </table:table-cell>
          <table:table-cell table:style-name="t7.I8" office:value-type="string">
            <text:p text:style-name="P52">±<text:span text:style-name="T25">23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2503B/2 </text:span><text:span text:style-name="T16">(</text:span><text:span text:style-name="T48">γ</text:span><text:span text:style-name="T1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7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7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25">µSv</text:span></text:p>
          </table:table-cell>
          <table:table-cell table:style-name="s7.B4" office:value-type="string">
            <text:p text:style-name="P13">$7-<text:span text:style-name="T16">dn</text:span>_<text:span text:style-name="T25">1</text:span></text:p>
          </table:table-cell>
          <table:table-cell table:style-name="s7.B4" office:value-type="string">
            <text:p text:style-name="P19"><text:s text:c="2"/>$7-<text:span text:style-name="T16">dd_1</text:span> <text:s/></text:p>
            <text:p text:style-name="P15"><text:span text:style-name="T25">360s</text:span></text:p>
          </table:table-cell>
          <table:table-cell table:style-name="s7.B4" office:value-type="string">
            <text:p text:style-name="P13">$7-d_dev_<text:span text:style-name="T25">1</text:span></text:p>
          </table:table-cell>
          <table:table-cell table:style-name="s7.B4" office:value-type="string">
            <text:p text:style-name="P13">$7-dose_<text:span text:style-name="T25">1</text:span></text:p>
          </table:table-cell>
          <table:table-cell table:style-name="s7.B4" office:value-type="string">
            <text:p text:style-name="P13">$7-d_res_<text:span text:style-name="T25">1</text:span></text:p>
          </table:table-cell>
          <table:table-cell table:style-name="s7.B4" office:value-type="string">
            <text:p text:style-name="P13">$7-o_pog_<text:span text:style-name="T25">1</text:span></text:p>
          </table:table-cell>
          <table:table-cell table:style-name="s7.B4" office:value-type="string">
            <text:p text:style-name="P13">$7-d_gran_<text:span text:style-name="T25">1</text:span></text:p>
          </table:table-cell>
          <table:table-cell table:style-name="s7.I4" office:value-type="string">
            <text:p text:style-name="P12">±<text:span text:style-name="T25">15.4</text:span></text:p>
          </table:table-cell>
        </table:table-row>
        <table:table-row>
          <table:table-cell table:style-name="s7.A5" office:value-type="string">
            <text:p text:style-name="P12">4.0 mSv</text:p>
          </table:table-cell>
          <table:table-cell table:style-name="s7.B5" office:value-type="string">
            <text:p text:style-name="P13">$7-<text:span text:style-name="T16">dn</text:span>_<text:span text:style-name="T25">2</text:span></text:p>
          </table:table-cell>
          <table:table-cell table:style-name="s7.B5" office:value-type="string">
            <text:p text:style-name="P19"><text:s text:c="2"/>$7-<text:span text:style-name="T16">dd_2</text:span> <text:s/></text:p>
            <text:p text:style-name="P15">180s</text:p>
          </table:table-cell>
          <table:table-cell table:style-name="s7.B5" office:value-type="string">
            <text:p text:style-name="P13">$7-d_dev_<text:span text:style-name="T25">2</text:span></text:p>
          </table:table-cell>
          <table:table-cell table:style-name="s7.B5" office:value-type="string">
            <text:p text:style-name="P13">$7-dose_<text:span text:style-name="T25">2</text:span></text:p>
          </table:table-cell>
          <table:table-cell table:style-name="s7.B5" office:value-type="string">
            <text:p text:style-name="P13">$7-d_res_<text:span text:style-name="T25">2</text:span></text:p>
          </table:table-cell>
          <table:table-cell table:style-name="s7.B5" office:value-type="string">
            <text:p text:style-name="P13">$7-o_pog_<text:span text:style-name="T25">2</text:span></text:p>
          </table:table-cell>
          <table:table-cell table:style-name="s7.B5" office:value-type="string">
            <text:p text:style-name="P13">$7-d_gran_<text:span text:style-name="T25">2</text:span></text:p>
          </table:table-cell>
          <table:table-cell table:style-name="s7.I5" office:value-type="string">
            <text:p text:style-name="P12">±<text:span text:style-name="T25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2">AT2503B/2 </text:span><text:span text:style-name="T16">(</text:span><text:span text:style-name="T48">γ</text:span><text:span text:style-name="T1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8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8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8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8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8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4">---</text:p>
          </table:table-cell>
        </table:table-row>
        <table:table-row>
          <table:table-cell table:style-name="t8.A3" office:value-type="string">
            <text:p text:style-name="P12">0.80 µ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5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5">15</text:span></text:p>
          </table:table-cell>
        </table:table-row>
        <table:table-row>
          <table:table-cell table:style-name="t8.A3" office:value-type="string">
            <text:p text:style-name="P12">80<text:span text:style-name="T25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25">15.4</text:span></text:p>
          </table:table-cell>
        </table:table-row>
        <table:table-row>
          <table:table-cell table:style-name="t8.A3" office:value-type="string">
            <text:p text:style-name="P12">4.0 Sv/h</text:p>
          </table:table-cell>
          <table:table-cell table:style-name="t8.B3" office:value-type="string">
            <text:p text:style-name="P13">$8-n<text:span text:style-name="T25">4</text:span></text:p>
          </table:table-cell>
          <table:table-cell table:style-name="t8.B3" office:value-type="string">
            <text:p text:style-name="P13">$8-d<text:span text:style-name="T25">4</text:span></text:p>
          </table:table-cell>
          <table:table-cell table:style-name="t8.D3" office:value-type="string">
            <text:section text:style-name="Sect1" text:name="Раздел75">
              <text:p text:style-name="P3">$8-<text:span text:style-name="T25">m</text:span><text:span text:style-name="T16">4</text:span><text:span text:style-name="T25">0</text:span></text:p>
              <text:p text:style-name="P31">$8-<text:span text:style-name="T25">m</text:span><text:span text:style-name="T16">4</text:span><text:span text:style-name="T25">1</text:span></text:p>
              <text:p text:style-name="P31">$8-<text:span text:style-name="T25">m</text:span><text:span text:style-name="T16">4</text:span><text:span text:style-name="T25">2</text:span></text:p>
              <text:p text:style-name="P31">$8-<text:span text:style-name="T25">m</text:span><text:span text:style-name="T16">4</text:span><text:span text:style-name="T25">3</text:span></text:p>
              <text:p text:style-name="P31">$8-<text:span text:style-name="T25">m</text:span><text:span text:style-name="T16">4</text:span><text:span text:style-name="T25">4</text:span></text:p>
            </text:section>
          </table:table-cell>
          <table:table-cell table:style-name="t8.B3" office:value-type="string">
            <text:p text:style-name="P13">$8-av<text:span text:style-name="T25">4</text:span></text:p>
          </table:table-cell>
          <table:table-cell table:style-name="t8.B3" office:value-type="string">
            <text:p text:style-name="P13">$8-o<text:span text:style-name="T25">4</text:span></text:p>
          </table:table-cell>
          <table:table-cell table:style-name="t8.B3" office:value-type="string">
            <text:p text:style-name="P13">$8-q<text:span text:style-name="T25">4</text:span></text:p>
          </table:table-cell>
          <table:table-cell table:style-name="t8.B3" office:value-type="string">
            <text:p text:style-name="P13">$8-do<text:span text:style-name="T25">4</text:span></text:p>
          </table:table-cell>
          <table:table-cell table:style-name="t8.I3" office:value-type="string">
            <text:p text:style-name="P52">±<text:span text:style-name="T25">19</text:span></text:p>
          </table:table-cell>
        </table:table-row>
        <table:table-row>
          <table:table-cell table:style-name="t8.A8" office:value-type="string">
            <text:p text:style-name="P12"><text:span text:style-name="T25">8</text:span>.0 Sv/h</text:p>
          </table:table-cell>
          <table:table-cell table:style-name="t8.B8" office:value-type="string">
            <text:p text:style-name="P13">$8-n<text:span text:style-name="T25">5</text:span></text:p>
          </table:table-cell>
          <table:table-cell table:style-name="t8.B8" office:value-type="string">
            <text:p text:style-name="P13">$8-d<text:span text:style-name="T25">5</text:span></text:p>
          </table:table-cell>
          <table:table-cell table:style-name="t8.D8" office:value-type="string">
            <text:section text:style-name="Sect1" text:name="Раздел76">
              <text:p text:style-name="P3">$8-<text:span text:style-name="T25">m</text:span><text:span text:style-name="T16">5</text:span><text:span text:style-name="T25">0</text:span></text:p>
              <text:p text:style-name="P31">$8-<text:span text:style-name="T25">m</text:span><text:span text:style-name="T16">5</text:span><text:span text:style-name="T25">1</text:span></text:p>
              <text:p text:style-name="P31">$8-<text:span text:style-name="T25">m</text:span><text:span text:style-name="T16">5</text:span><text:span text:style-name="T25">2</text:span></text:p>
              <text:p text:style-name="P31">$8-<text:span text:style-name="T25">m</text:span><text:span text:style-name="T16">5</text:span><text:span text:style-name="T25">3</text:span></text:p>
              <text:p text:style-name="P31">$8-<text:span text:style-name="T25">m</text:span><text:span text:style-name="T16">5</text:span><text:span text:style-name="T25">4</text:span></text:p>
            </text:section>
          </table:table-cell>
          <table:table-cell table:style-name="t8.B8" office:value-type="string">
            <text:p text:style-name="P13">$8-av<text:span text:style-name="T25">5</text:span></text:p>
          </table:table-cell>
          <table:table-cell table:style-name="t8.B8" office:value-type="string">
            <text:p text:style-name="P13">$8-o<text:span text:style-name="T25">5</text:span></text:p>
          </table:table-cell>
          <table:table-cell table:style-name="t8.B8" office:value-type="string">
            <text:p text:style-name="P13">$8-q<text:span text:style-name="T25">5</text:span></text:p>
          </table:table-cell>
          <table:table-cell table:style-name="t8.B8" office:value-type="string">
            <text:p text:style-name="P13">$8-do<text:span text:style-name="T25">5</text:span></text:p>
          </table:table-cell>
          <table:table-cell table:style-name="t8.I8" office:value-type="string">
            <text:p text:style-name="P52">±<text:span text:style-name="T25">23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2503B/2 </text:span><text:span text:style-name="T16">(</text:span><text:span text:style-name="T48">γ</text:span><text:span text:style-name="T16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8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8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25">µSv</text:span></text:p>
          </table:table-cell>
          <table:table-cell table:style-name="s8.B4" office:value-type="string">
            <text:p text:style-name="P13">$8-<text:span text:style-name="T16">dn</text:span>_<text:span text:style-name="T25">1</text:span></text:p>
          </table:table-cell>
          <table:table-cell table:style-name="s8.B4" office:value-type="string">
            <text:p text:style-name="P19"><text:s text:c="2"/>$8-<text:span text:style-name="T16">dd_1</text:span> <text:s/></text:p>
            <text:p text:style-name="P15"><text:span text:style-name="T25">360s</text:span></text:p>
          </table:table-cell>
          <table:table-cell table:style-name="s8.B4" office:value-type="string">
            <text:p text:style-name="P13">$8-d_dev_<text:span text:style-name="T25">1</text:span></text:p>
          </table:table-cell>
          <table:table-cell table:style-name="s8.B4" office:value-type="string">
            <text:p text:style-name="P13">$8-dose_<text:span text:style-name="T25">1</text:span></text:p>
          </table:table-cell>
          <table:table-cell table:style-name="s8.B4" office:value-type="string">
            <text:p text:style-name="P13">$8-d_res_<text:span text:style-name="T25">1</text:span></text:p>
          </table:table-cell>
          <table:table-cell table:style-name="s8.B4" office:value-type="string">
            <text:p text:style-name="P13">$8-o_pog_<text:span text:style-name="T25">1</text:span></text:p>
          </table:table-cell>
          <table:table-cell table:style-name="s8.B4" office:value-type="string">
            <text:p text:style-name="P13">$8-d_gran_<text:span text:style-name="T25">1</text:span></text:p>
          </table:table-cell>
          <table:table-cell table:style-name="s8.I4" office:value-type="string">
            <text:p text:style-name="P12">±<text:span text:style-name="T25">15.4</text:span></text:p>
          </table:table-cell>
        </table:table-row>
        <table:table-row>
          <table:table-cell table:style-name="s8.A5" office:value-type="string">
            <text:p text:style-name="P12">4.0 mSv</text:p>
          </table:table-cell>
          <table:table-cell table:style-name="s8.B5" office:value-type="string">
            <text:p text:style-name="P13">$8-<text:span text:style-name="T16">dn</text:span>_<text:span text:style-name="T25">2</text:span></text:p>
          </table:table-cell>
          <table:table-cell table:style-name="s8.B5" office:value-type="string">
            <text:p text:style-name="P19"><text:s text:c="2"/>$8-<text:span text:style-name="T16">dd_2</text:span> <text:s/></text:p>
            <text:p text:style-name="P15">180s</text:p>
          </table:table-cell>
          <table:table-cell table:style-name="s8.B5" office:value-type="string">
            <text:p text:style-name="P13">$8-d_dev_<text:span text:style-name="T25">2</text:span></text:p>
          </table:table-cell>
          <table:table-cell table:style-name="s8.B5" office:value-type="string">
            <text:p text:style-name="P13">$8-dose_<text:span text:style-name="T25">2</text:span></text:p>
          </table:table-cell>
          <table:table-cell table:style-name="s8.B5" office:value-type="string">
            <text:p text:style-name="P13">$8-d_res_<text:span text:style-name="T25">2</text:span></text:p>
          </table:table-cell>
          <table:table-cell table:style-name="s8.B5" office:value-type="string">
            <text:p text:style-name="P13">$8-o_pog_<text:span text:style-name="T25">2</text:span></text:p>
          </table:table-cell>
          <table:table-cell table:style-name="s8.B5" office:value-type="string">
            <text:p text:style-name="P13">$8-d_gran_<text:span text:style-name="T25">2</text:span></text:p>
          </table:table-cell>
          <table:table-cell table:style-name="s8.I5" office:value-type="string">
            <text:p text:style-name="P12">±<text:span text:style-name="T25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2">AT2503B/2 </text:span><text:span text:style-name="T16">(</text:span><text:span text:style-name="T48">γ</text:span><text:span text:style-name="T1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9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9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9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9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9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4">---</text:p>
          </table:table-cell>
        </table:table-row>
        <table:table-row>
          <table:table-cell table:style-name="t9.A3" office:value-type="string">
            <text:p text:style-name="P12">0.80 µ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5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5">15</text:span></text:p>
          </table:table-cell>
        </table:table-row>
        <table:table-row>
          <table:table-cell table:style-name="t9.A3" office:value-type="string">
            <text:p text:style-name="P12">80<text:span text:style-name="T25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25">15.4</text:span></text:p>
          </table:table-cell>
        </table:table-row>
        <table:table-row>
          <table:table-cell table:style-name="t9.A3" office:value-type="string">
            <text:p text:style-name="P12">4.0 Sv/h</text:p>
          </table:table-cell>
          <table:table-cell table:style-name="t9.B3" office:value-type="string">
            <text:p text:style-name="P13">$9-n<text:span text:style-name="T25">3</text:span></text:p>
          </table:table-cell>
          <table:table-cell table:style-name="t9.B3" office:value-type="string">
            <text:p text:style-name="P13">$9-d<text:span text:style-name="T25">3</text:span></text:p>
          </table:table-cell>
          <table:table-cell table:style-name="t9.D3" office:value-type="string">
            <text:section text:style-name="Sect1" text:name="Раздел77">
              <text:p text:style-name="P3">$9-<text:span text:style-name="T25">m30</text:span></text:p>
              <text:p text:style-name="P31">$9-<text:span text:style-name="T25">m31</text:span></text:p>
              <text:p text:style-name="P31">$9-<text:span text:style-name="T25">m32</text:span></text:p>
              <text:p text:style-name="P31">$9-<text:span text:style-name="T25">m33</text:span></text:p>
              <text:p text:style-name="P31">$9-<text:span text:style-name="T25">m34</text:span></text:p>
            </text:section>
          </table:table-cell>
          <table:table-cell table:style-name="t9.B3" office:value-type="string">
            <text:p text:style-name="P13">$9-av<text:span text:style-name="T25">3</text:span></text:p>
          </table:table-cell>
          <table:table-cell table:style-name="t9.B3" office:value-type="string">
            <text:p text:style-name="P13">$9-o<text:span text:style-name="T25">3</text:span></text:p>
          </table:table-cell>
          <table:table-cell table:style-name="t9.B3" office:value-type="string">
            <text:p text:style-name="P13">$9-q<text:span text:style-name="T25">3</text:span></text:p>
          </table:table-cell>
          <table:table-cell table:style-name="t9.B3" office:value-type="string">
            <text:p text:style-name="P13">$9-do<text:span text:style-name="T25">3</text:span></text:p>
          </table:table-cell>
          <table:table-cell table:style-name="t9.I3" office:value-type="string">
            <text:p text:style-name="P52">±<text:span text:style-name="T25">19</text:span></text:p>
          </table:table-cell>
        </table:table-row>
        <table:table-row>
          <table:table-cell table:style-name="t9.A8" office:value-type="string">
            <text:p text:style-name="P12"><text:span text:style-name="T25">8</text:span>.0 Sv/h</text:p>
          </table:table-cell>
          <table:table-cell table:style-name="t9.B8" office:value-type="string">
            <text:p text:style-name="P13">$9-n<text:span text:style-name="T25">5</text:span></text:p>
          </table:table-cell>
          <table:table-cell table:style-name="t9.B8" office:value-type="string">
            <text:p text:style-name="P13">$9-d<text:span text:style-name="T25">5</text:span></text:p>
          </table:table-cell>
          <table:table-cell table:style-name="t9.D8" office:value-type="string">
            <text:section text:style-name="Sect1" text:name="Раздел78">
              <text:p text:style-name="P3">$9-<text:span text:style-name="T25">m</text:span><text:span text:style-name="T16">5</text:span><text:span text:style-name="T25">0</text:span></text:p>
              <text:p text:style-name="P31">$9-<text:span text:style-name="T25">m</text:span><text:span text:style-name="T16">5</text:span><text:span text:style-name="T25">1</text:span></text:p>
              <text:p text:style-name="P31">$9-<text:span text:style-name="T25">m</text:span><text:span text:style-name="T16">5</text:span><text:span text:style-name="T25">2</text:span></text:p>
              <text:p text:style-name="P31">$9-<text:span text:style-name="T25">m</text:span><text:span text:style-name="T16">5</text:span><text:span text:style-name="T25">3</text:span></text:p>
              <text:p text:style-name="P31">$9-<text:span text:style-name="T25">m</text:span><text:span text:style-name="T16">5</text:span><text:span text:style-name="T25">4</text:span></text:p>
            </text:section>
          </table:table-cell>
          <table:table-cell table:style-name="t9.B8" office:value-type="string">
            <text:p text:style-name="P13">$9-av<text:span text:style-name="T25">5</text:span></text:p>
          </table:table-cell>
          <table:table-cell table:style-name="t9.B8" office:value-type="string">
            <text:p text:style-name="P13">$9-o<text:span text:style-name="T25">5</text:span></text:p>
          </table:table-cell>
          <table:table-cell table:style-name="t9.B8" office:value-type="string">
            <text:p text:style-name="P13">$9-q<text:span text:style-name="T25">5</text:span></text:p>
          </table:table-cell>
          <table:table-cell table:style-name="t9.B8" office:value-type="string">
            <text:p text:style-name="P13">$9-do<text:span text:style-name="T25">5</text:span></text:p>
          </table:table-cell>
          <table:table-cell table:style-name="t9.I8" office:value-type="string">
            <text:p text:style-name="P52">±<text:span text:style-name="T25">23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2503B/2 </text:span><text:span text:style-name="T16">(</text:span><text:span text:style-name="T48">γ</text:span><text:span text:style-name="T16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9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9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25">µSv</text:span></text:p>
          </table:table-cell>
          <table:table-cell table:style-name="s9.B4" office:value-type="string">
            <text:p text:style-name="P13">$9-<text:span text:style-name="T16">dn</text:span>_<text:span text:style-name="T25">1</text:span></text:p>
          </table:table-cell>
          <table:table-cell table:style-name="s9.B4" office:value-type="string">
            <text:p text:style-name="P19"><text:s text:c="2"/>$9-<text:span text:style-name="T16">dd_1</text:span> <text:s/></text:p>
            <text:p text:style-name="P15"><text:span text:style-name="T25">360s</text:span></text:p>
          </table:table-cell>
          <table:table-cell table:style-name="s9.B4" office:value-type="string">
            <text:p text:style-name="P13">$9-d_dev_<text:span text:style-name="T25">1</text:span></text:p>
          </table:table-cell>
          <table:table-cell table:style-name="s9.B4" office:value-type="string">
            <text:p text:style-name="P13">$9-dose_<text:span text:style-name="T25">1</text:span></text:p>
          </table:table-cell>
          <table:table-cell table:style-name="s9.B4" office:value-type="string">
            <text:p text:style-name="P13">$9-d_res_<text:span text:style-name="T25">1</text:span></text:p>
          </table:table-cell>
          <table:table-cell table:style-name="s9.B4" office:value-type="string">
            <text:p text:style-name="P13">$9-o_pog_<text:span text:style-name="T25">1</text:span></text:p>
          </table:table-cell>
          <table:table-cell table:style-name="s9.B4" office:value-type="string">
            <text:p text:style-name="P13">$9-d_gran_<text:span text:style-name="T25">1</text:span></text:p>
          </table:table-cell>
          <table:table-cell table:style-name="s9.I4" office:value-type="string">
            <text:p text:style-name="P12">±<text:span text:style-name="T25">15.4</text:span></text:p>
          </table:table-cell>
        </table:table-row>
        <table:table-row>
          <table:table-cell table:style-name="s9.A5" office:value-type="string">
            <text:p text:style-name="P12">4.0 mSv</text:p>
          </table:table-cell>
          <table:table-cell table:style-name="s9.B5" office:value-type="string">
            <text:p text:style-name="P13">$9-<text:span text:style-name="T16">dn</text:span>_<text:span text:style-name="T25">2</text:span></text:p>
          </table:table-cell>
          <table:table-cell table:style-name="s9.B5" office:value-type="string">
            <text:p text:style-name="P19"><text:s text:c="2"/>$9-<text:span text:style-name="T16">dd_2</text:span> <text:s/></text:p>
            <text:p text:style-name="P15">180s</text:p>
          </table:table-cell>
          <table:table-cell table:style-name="s9.B5" office:value-type="string">
            <text:p text:style-name="P13">$9-d_dev_<text:span text:style-name="T25">2</text:span></text:p>
          </table:table-cell>
          <table:table-cell table:style-name="s9.B5" office:value-type="string">
            <text:p text:style-name="P13">$9-dose_<text:span text:style-name="T25">2</text:span></text:p>
          </table:table-cell>
          <table:table-cell table:style-name="s9.B5" office:value-type="string">
            <text:p text:style-name="P13">$9-d_res_<text:span text:style-name="T25">2</text:span></text:p>
          </table:table-cell>
          <table:table-cell table:style-name="s9.B5" office:value-type="string">
            <text:p text:style-name="P13">$9-o_pog_<text:span text:style-name="T25">2</text:span></text:p>
          </table:table-cell>
          <table:table-cell table:style-name="s9.B5" office:value-type="string">
            <text:p text:style-name="P13">$9-d_gran_<text:span text:style-name="T25">2</text:span></text:p>
          </table:table-cell>
          <table:table-cell table:style-name="s9.I5" office:value-type="string">
            <text:p text:style-name="P12">±<text:span text:style-name="T25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2">AT2503B/2 </text:span><text:span text:style-name="T16">(</text:span><text:span text:style-name="T48">γ</text:span><text:span text:style-name="T1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0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10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0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0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0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4">---</text:p>
          </table:table-cell>
        </table:table-row>
        <table:table-row>
          <table:table-cell table:style-name="t10.A3" office:value-type="string">
            <text:p text:style-name="P12">0.80 µ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5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5">15</text:span></text:p>
          </table:table-cell>
        </table:table-row>
        <table:table-row>
          <table:table-cell table:style-name="t10.A3" office:value-type="string">
            <text:p text:style-name="P12">80<text:span text:style-name="T25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25">15.4</text:span></text:p>
          </table:table-cell>
        </table:table-row>
        <table:table-row>
          <table:table-cell table:style-name="t10.A3" office:value-type="string">
            <text:p text:style-name="P12">4.0 Sv/h</text:p>
          </table:table-cell>
          <table:table-cell table:style-name="t10.B3" office:value-type="string">
            <text:p text:style-name="P13">$10-n<text:span text:style-name="T25">4</text:span></text:p>
          </table:table-cell>
          <table:table-cell table:style-name="t10.B3" office:value-type="string">
            <text:p text:style-name="P13">$10-d<text:span text:style-name="T25">4</text:span></text:p>
          </table:table-cell>
          <table:table-cell table:style-name="t10.D3" office:value-type="string">
            <text:section text:style-name="Sect1" text:name="Раздел79">
              <text:p text:style-name="P3">$10-<text:span text:style-name="T25">m</text:span><text:span text:style-name="T16">4</text:span><text:span text:style-name="T25">0</text:span></text:p>
              <text:p text:style-name="P31">$10-<text:span text:style-name="T25">m</text:span><text:span text:style-name="T16">4</text:span><text:span text:style-name="T25">1</text:span></text:p>
              <text:p text:style-name="P31">$10-<text:span text:style-name="T25">m</text:span><text:span text:style-name="T16">4</text:span><text:span text:style-name="T25">2</text:span></text:p>
              <text:p text:style-name="P31">$10-<text:span text:style-name="T25">m</text:span><text:span text:style-name="T16">4</text:span><text:span text:style-name="T25">3</text:span></text:p>
              <text:p text:style-name="P31">$10-<text:span text:style-name="T25">m</text:span><text:span text:style-name="T16">4</text:span><text:span text:style-name="T25">4</text:span></text:p>
            </text:section>
          </table:table-cell>
          <table:table-cell table:style-name="t10.B3" office:value-type="string">
            <text:p text:style-name="P13">$10-av<text:span text:style-name="T25">4</text:span></text:p>
          </table:table-cell>
          <table:table-cell table:style-name="t10.B3" office:value-type="string">
            <text:p text:style-name="P13">$10-o<text:span text:style-name="T25">4</text:span></text:p>
          </table:table-cell>
          <table:table-cell table:style-name="t10.B3" office:value-type="string">
            <text:p text:style-name="P13">$10-q<text:span text:style-name="T25">4</text:span></text:p>
          </table:table-cell>
          <table:table-cell table:style-name="t10.B3" office:value-type="string">
            <text:p text:style-name="P13">$10-do<text:span text:style-name="T25">4</text:span></text:p>
          </table:table-cell>
          <table:table-cell table:style-name="t10.I3" office:value-type="string">
            <text:p text:style-name="P52">±<text:span text:style-name="T25">19</text:span></text:p>
          </table:table-cell>
        </table:table-row>
        <table:table-row>
          <table:table-cell table:style-name="t10.A8" office:value-type="string">
            <text:p text:style-name="P12"><text:span text:style-name="T25">8</text:span>.0 Sv/h</text:p>
          </table:table-cell>
          <table:table-cell table:style-name="t10.B8" office:value-type="string">
            <text:p text:style-name="P13">$10-n<text:span text:style-name="T25">5</text:span></text:p>
          </table:table-cell>
          <table:table-cell table:style-name="t10.B8" office:value-type="string">
            <text:p text:style-name="P13">$10-d<text:span text:style-name="T25">5</text:span></text:p>
          </table:table-cell>
          <table:table-cell table:style-name="t10.D8" office:value-type="string">
            <text:section text:style-name="Sect1" text:name="Раздел80">
              <text:p text:style-name="P3">$10-<text:span text:style-name="T25">m</text:span><text:span text:style-name="T16">5</text:span><text:span text:style-name="T25">0</text:span></text:p>
              <text:p text:style-name="P31">$10-<text:span text:style-name="T25">m</text:span><text:span text:style-name="T16">5</text:span><text:span text:style-name="T25">1</text:span></text:p>
              <text:p text:style-name="P31">$10-<text:span text:style-name="T25">m</text:span><text:span text:style-name="T16">5</text:span><text:span text:style-name="T25">2</text:span></text:p>
              <text:p text:style-name="P31">$10-<text:span text:style-name="T25">m</text:span><text:span text:style-name="T16">5</text:span><text:span text:style-name="T25">3</text:span></text:p>
              <text:p text:style-name="P31">$10-<text:span text:style-name="T25">m</text:span><text:span text:style-name="T16">5</text:span><text:span text:style-name="T25">4</text:span></text:p>
            </text:section>
          </table:table-cell>
          <table:table-cell table:style-name="t10.B8" office:value-type="string">
            <text:p text:style-name="P13">$10-av<text:span text:style-name="T25">5</text:span></text:p>
          </table:table-cell>
          <table:table-cell table:style-name="t10.B8" office:value-type="string">
            <text:p text:style-name="P13">$10-o<text:span text:style-name="T25">5</text:span></text:p>
          </table:table-cell>
          <table:table-cell table:style-name="t10.B8" office:value-type="string">
            <text:p text:style-name="P13">$10-q<text:span text:style-name="T25">5</text:span></text:p>
          </table:table-cell>
          <table:table-cell table:style-name="t10.B8" office:value-type="string">
            <text:p text:style-name="P13">$10-do<text:span text:style-name="T25">5</text:span></text:p>
          </table:table-cell>
          <table:table-cell table:style-name="t10.I8" office:value-type="string">
            <text:p text:style-name="P52">±<text:span text:style-name="T25">23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2503B/2 </text:span><text:span text:style-name="T16">(</text:span><text:span text:style-name="T48">γ</text:span><text:span text:style-name="T16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0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0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25">µSv</text:span></text:p>
          </table:table-cell>
          <table:table-cell table:style-name="s10.B4" office:value-type="string">
            <text:p text:style-name="P13">$10-<text:span text:style-name="T16">dn</text:span>_<text:span text:style-name="T25">1</text:span></text:p>
          </table:table-cell>
          <table:table-cell table:style-name="s10.B4" office:value-type="string">
            <text:p text:style-name="P19"><text:s text:c="2"/>$10-<text:span text:style-name="T16">dd_1</text:span> <text:s/></text:p>
            <text:p text:style-name="P15"><text:span text:style-name="T25">360s</text:span></text:p>
          </table:table-cell>
          <table:table-cell table:style-name="s10.B4" office:value-type="string">
            <text:p text:style-name="P13">$10-d_dev_<text:span text:style-name="T25">1</text:span></text:p>
          </table:table-cell>
          <table:table-cell table:style-name="s10.B4" office:value-type="string">
            <text:p text:style-name="P13">$10-dose_<text:span text:style-name="T25">1</text:span></text:p>
          </table:table-cell>
          <table:table-cell table:style-name="s10.B4" office:value-type="string">
            <text:p text:style-name="P13">$10-d_res_<text:span text:style-name="T25">1</text:span></text:p>
          </table:table-cell>
          <table:table-cell table:style-name="s10.B4" office:value-type="string">
            <text:p text:style-name="P13">$10-o_pog_<text:span text:style-name="T25">1</text:span></text:p>
          </table:table-cell>
          <table:table-cell table:style-name="s10.B4" office:value-type="string">
            <text:p text:style-name="P13">$10-d_gran_<text:span text:style-name="T25">1</text:span></text:p>
          </table:table-cell>
          <table:table-cell table:style-name="s10.I4" office:value-type="string">
            <text:p text:style-name="P12">±<text:span text:style-name="T25">15.4</text:span></text:p>
          </table:table-cell>
        </table:table-row>
        <table:table-row>
          <table:table-cell table:style-name="s10.A5" office:value-type="string">
            <text:p text:style-name="P12">4.0 mSv</text:p>
          </table:table-cell>
          <table:table-cell table:style-name="s10.B5" office:value-type="string">
            <text:p text:style-name="P13">$10-<text:span text:style-name="T16">dn</text:span>_<text:span text:style-name="T25">2</text:span></text:p>
          </table:table-cell>
          <table:table-cell table:style-name="s10.B5" office:value-type="string">
            <text:p text:style-name="P19"><text:s text:c="2"/>$10-<text:span text:style-name="T16">dd_2</text:span> <text:s/></text:p>
            <text:p text:style-name="P15">180s</text:p>
          </table:table-cell>
          <table:table-cell table:style-name="s10.B5" office:value-type="string">
            <text:p text:style-name="P13">$10-d_dev_<text:span text:style-name="T25">2</text:span></text:p>
          </table:table-cell>
          <table:table-cell table:style-name="s10.B5" office:value-type="string">
            <text:p text:style-name="P13">$10-dose_<text:span text:style-name="T25">2</text:span></text:p>
          </table:table-cell>
          <table:table-cell table:style-name="s10.B5" office:value-type="string">
            <text:p text:style-name="P13">$10-d_res_<text:span text:style-name="T25">2</text:span></text:p>
          </table:table-cell>
          <table:table-cell table:style-name="s10.B5" office:value-type="string">
            <text:p text:style-name="P13">$10-o_pog_<text:span text:style-name="T25">2</text:span></text:p>
          </table:table-cell>
          <table:table-cell table:style-name="s10.B5" office:value-type="string">
            <text:p text:style-name="P13">$10-d_gran_<text:span text:style-name="T25">2</text:span></text:p>
          </table:table-cell>
          <table:table-cell table:style-name="s10.I5" office:value-type="string">
            <text:p text:style-name="P12">±<text:span text:style-name="T25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2">AT2503B/2 </text:span><text:span text:style-name="T16">(</text:span><text:span text:style-name="T48">γ</text:span><text:span text:style-name="T1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1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1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4">---</text:p>
          </table:table-cell>
        </table:table-row>
        <table:table-row>
          <table:table-cell table:style-name="t11.A3" office:value-type="string">
            <text:p text:style-name="P12">0.80 µ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5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5">15</text:span></text:p>
          </table:table-cell>
        </table:table-row>
        <table:table-row>
          <table:table-cell table:style-name="t11.A3" office:value-type="string">
            <text:p text:style-name="P12">80<text:span text:style-name="T25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25">15.4</text:span></text:p>
          </table:table-cell>
        </table:table-row>
        <table:table-row>
          <table:table-cell table:style-name="t11.A3" office:value-type="string">
            <text:p text:style-name="P12">4.0 Sv/h</text:p>
          </table:table-cell>
          <table:table-cell table:style-name="t11.B3" office:value-type="string">
            <text:p text:style-name="P13">$11-n<text:span text:style-name="T25">4</text:span></text:p>
          </table:table-cell>
          <table:table-cell table:style-name="t11.B3" office:value-type="string">
            <text:p text:style-name="P13">$11-d<text:span text:style-name="T25">4</text:span></text:p>
          </table:table-cell>
          <table:table-cell table:style-name="t11.D3" office:value-type="string">
            <text:section text:style-name="Sect1" text:name="Раздел81">
              <text:p text:style-name="P3">$11-<text:span text:style-name="T25">m</text:span><text:span text:style-name="T16">4</text:span><text:span text:style-name="T25">0</text:span></text:p>
              <text:p text:style-name="P31">$11-<text:span text:style-name="T25">m</text:span><text:span text:style-name="T16">4</text:span><text:span text:style-name="T25">1</text:span></text:p>
              <text:p text:style-name="P31">$11-<text:span text:style-name="T25">m</text:span><text:span text:style-name="T16">4</text:span><text:span text:style-name="T25">2</text:span></text:p>
              <text:p text:style-name="P31">$11-<text:span text:style-name="T25">m</text:span><text:span text:style-name="T16">4</text:span><text:span text:style-name="T25">3</text:span></text:p>
              <text:p text:style-name="P31">$11-<text:span text:style-name="T25">m</text:span><text:span text:style-name="T16">4</text:span><text:span text:style-name="T25">4</text:span></text:p>
            </text:section>
          </table:table-cell>
          <table:table-cell table:style-name="t11.B3" office:value-type="string">
            <text:p text:style-name="P13">$11-av<text:span text:style-name="T25">4</text:span></text:p>
          </table:table-cell>
          <table:table-cell table:style-name="t11.B3" office:value-type="string">
            <text:p text:style-name="P13">$11-o<text:span text:style-name="T25">4</text:span></text:p>
          </table:table-cell>
          <table:table-cell table:style-name="t11.B3" office:value-type="string">
            <text:p text:style-name="P13">$11-q<text:span text:style-name="T25">4</text:span></text:p>
          </table:table-cell>
          <table:table-cell table:style-name="t11.B3" office:value-type="string">
            <text:p text:style-name="P13">$11-do<text:span text:style-name="T25">4</text:span></text:p>
          </table:table-cell>
          <table:table-cell table:style-name="t11.I3" office:value-type="string">
            <text:p text:style-name="P52">±<text:span text:style-name="T25">19</text:span></text:p>
          </table:table-cell>
        </table:table-row>
        <table:table-row>
          <table:table-cell table:style-name="t11.A8" office:value-type="string">
            <text:p text:style-name="P12"><text:span text:style-name="T25">8</text:span>.0 Sv/h</text:p>
          </table:table-cell>
          <table:table-cell table:style-name="t11.B8" office:value-type="string">
            <text:p text:style-name="P13">$11-n<text:span text:style-name="T25">5</text:span></text:p>
          </table:table-cell>
          <table:table-cell table:style-name="t11.B8" office:value-type="string">
            <text:p text:style-name="P13">$11-d<text:span text:style-name="T25">5</text:span></text:p>
          </table:table-cell>
          <table:table-cell table:style-name="t11.D8" office:value-type="string">
            <text:section text:style-name="Sect1" text:name="Раздел82">
              <text:p text:style-name="P3">$11-<text:span text:style-name="T25">m</text:span><text:span text:style-name="T16">5</text:span><text:span text:style-name="T25">0</text:span></text:p>
              <text:p text:style-name="P31">$11-<text:span text:style-name="T25">m</text:span><text:span text:style-name="T16">5</text:span><text:span text:style-name="T25">1</text:span></text:p>
              <text:p text:style-name="P31">$11-<text:span text:style-name="T25">m</text:span><text:span text:style-name="T16">5</text:span><text:span text:style-name="T25">2</text:span></text:p>
              <text:p text:style-name="P31">$11-<text:span text:style-name="T25">m</text:span><text:span text:style-name="T16">5</text:span><text:span text:style-name="T25">3</text:span></text:p>
              <text:p text:style-name="P31">$11-<text:span text:style-name="T25">m</text:span><text:span text:style-name="T16">5</text:span><text:span text:style-name="T25">4</text:span></text:p>
            </text:section>
          </table:table-cell>
          <table:table-cell table:style-name="t11.B8" office:value-type="string">
            <text:p text:style-name="P13">$11-av<text:span text:style-name="T25">5</text:span></text:p>
          </table:table-cell>
          <table:table-cell table:style-name="t11.B8" office:value-type="string">
            <text:p text:style-name="P13">$11-o<text:span text:style-name="T25">5</text:span></text:p>
          </table:table-cell>
          <table:table-cell table:style-name="t11.B8" office:value-type="string">
            <text:p text:style-name="P13">$11-q<text:span text:style-name="T25">5</text:span></text:p>
          </table:table-cell>
          <table:table-cell table:style-name="t11.B8" office:value-type="string">
            <text:p text:style-name="P13">$11-do<text:span text:style-name="T25">5</text:span></text:p>
          </table:table-cell>
          <table:table-cell table:style-name="t11.I8" office:value-type="string">
            <text:p text:style-name="P52">±<text:span text:style-name="T25">23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2503B/2 </text:span><text:span text:style-name="T16">(</text:span><text:span text:style-name="T48">γ</text:span><text:span text:style-name="T16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25">µSv</text:span></text:p>
          </table:table-cell>
          <table:table-cell table:style-name="s11.B4" office:value-type="string">
            <text:p text:style-name="P13">$11-<text:span text:style-name="T16">dn</text:span>_<text:span text:style-name="T25">1</text:span></text:p>
          </table:table-cell>
          <table:table-cell table:style-name="s11.B4" office:value-type="string">
            <text:p text:style-name="P19"><text:s text:c="2"/>$11-<text:span text:style-name="T16">dd_1</text:span> <text:s/></text:p>
            <text:p text:style-name="P15"><text:span text:style-name="T25">360s</text:span></text:p>
          </table:table-cell>
          <table:table-cell table:style-name="s11.B4" office:value-type="string">
            <text:p text:style-name="P13">$11-d_dev_<text:span text:style-name="T25">1</text:span></text:p>
          </table:table-cell>
          <table:table-cell table:style-name="s11.B4" office:value-type="string">
            <text:p text:style-name="P13">$11-dose_<text:span text:style-name="T25">1</text:span></text:p>
          </table:table-cell>
          <table:table-cell table:style-name="s11.B4" office:value-type="string">
            <text:p text:style-name="P13">$11-d_res_<text:span text:style-name="T25">1</text:span></text:p>
          </table:table-cell>
          <table:table-cell table:style-name="s11.B4" office:value-type="string">
            <text:p text:style-name="P13">$11-o_pog_<text:span text:style-name="T25">1</text:span></text:p>
          </table:table-cell>
          <table:table-cell table:style-name="s11.B4" office:value-type="string">
            <text:p text:style-name="P13">$11-d_gran_<text:span text:style-name="T25">1</text:span></text:p>
          </table:table-cell>
          <table:table-cell table:style-name="s11.I4" office:value-type="string">
            <text:p text:style-name="P12">±<text:span text:style-name="T25">15.4</text:span></text:p>
          </table:table-cell>
        </table:table-row>
        <table:table-row>
          <table:table-cell table:style-name="s11.A5" office:value-type="string">
            <text:p text:style-name="P12">4.0 mSv</text:p>
          </table:table-cell>
          <table:table-cell table:style-name="s11.B5" office:value-type="string">
            <text:p text:style-name="P13">$11-<text:span text:style-name="T16">dn</text:span>_<text:span text:style-name="T25">2</text:span></text:p>
          </table:table-cell>
          <table:table-cell table:style-name="s11.B5" office:value-type="string">
            <text:p text:style-name="P19"><text:s text:c="2"/>$11-<text:span text:style-name="T16">dd_2</text:span> <text:s/></text:p>
            <text:p text:style-name="P15">180s</text:p>
          </table:table-cell>
          <table:table-cell table:style-name="s11.B5" office:value-type="string">
            <text:p text:style-name="P13">$11-d_dev_<text:span text:style-name="T25">2</text:span></text:p>
          </table:table-cell>
          <table:table-cell table:style-name="s11.B5" office:value-type="string">
            <text:p text:style-name="P13">$11-dose_<text:span text:style-name="T25">2</text:span></text:p>
          </table:table-cell>
          <table:table-cell table:style-name="s11.B5" office:value-type="string">
            <text:p text:style-name="P13">$11-d_res_<text:span text:style-name="T25">2</text:span></text:p>
          </table:table-cell>
          <table:table-cell table:style-name="s11.B5" office:value-type="string">
            <text:p text:style-name="P13">$11-o_pog_<text:span text:style-name="T25">2</text:span></text:p>
          </table:table-cell>
          <table:table-cell table:style-name="s11.B5" office:value-type="string">
            <text:p text:style-name="P13">$11-d_gran_<text:span text:style-name="T25">2</text:span></text:p>
          </table:table-cell>
          <table:table-cell table:style-name="s11.I5" office:value-type="string">
            <text:p text:style-name="P12">±<text:span text:style-name="T25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2">AT2503B/2 </text:span><text:span text:style-name="T16">(</text:span><text:span text:style-name="T48">γ</text:span><text:span text:style-name="T1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1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2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4">---</text:p>
          </table:table-cell>
        </table:table-row>
        <table:table-row>
          <table:table-cell table:style-name="t12.A3" office:value-type="string">
            <text:p text:style-name="P12">0.80 µ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5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5">15</text:span></text:p>
          </table:table-cell>
        </table:table-row>
        <table:table-row>
          <table:table-cell table:style-name="t12.A3" office:value-type="string">
            <text:p text:style-name="P12">80<text:span text:style-name="T25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25">15.4</text:span></text:p>
          </table:table-cell>
        </table:table-row>
        <table:table-row>
          <table:table-cell table:style-name="t12.A3" office:value-type="string">
            <text:p text:style-name="P12">4.0 Sv/h</text:p>
          </table:table-cell>
          <table:table-cell table:style-name="t12.B3" office:value-type="string">
            <text:p text:style-name="P13">$12-n<text:span text:style-name="T25">4</text:span></text:p>
          </table:table-cell>
          <table:table-cell table:style-name="t12.B3" office:value-type="string">
            <text:p text:style-name="P13">$12-d<text:span text:style-name="T25">4</text:span></text:p>
          </table:table-cell>
          <table:table-cell table:style-name="t12.D3" office:value-type="string">
            <text:section text:style-name="Sect1" text:name="Раздел83">
              <text:p text:style-name="P3">$12-<text:span text:style-name="T25">m</text:span><text:span text:style-name="T16">4</text:span><text:span text:style-name="T25">0</text:span></text:p>
              <text:p text:style-name="P31">$12-<text:span text:style-name="T25">m</text:span><text:span text:style-name="T16">4</text:span><text:span text:style-name="T25">1</text:span></text:p>
              <text:p text:style-name="P31">$12-<text:span text:style-name="T25">m</text:span><text:span text:style-name="T16">4</text:span><text:span text:style-name="T25">2</text:span></text:p>
              <text:p text:style-name="P31">$12-<text:span text:style-name="T25">m</text:span><text:span text:style-name="T16">4</text:span><text:span text:style-name="T25">3</text:span></text:p>
              <text:p text:style-name="P31">$12-<text:span text:style-name="T25">m</text:span><text:span text:style-name="T16">4</text:span><text:span text:style-name="T25">4</text:span></text:p>
            </text:section>
          </table:table-cell>
          <table:table-cell table:style-name="t12.B3" office:value-type="string">
            <text:p text:style-name="P13">$12-av<text:span text:style-name="T25">4</text:span></text:p>
          </table:table-cell>
          <table:table-cell table:style-name="t12.B3" office:value-type="string">
            <text:p text:style-name="P13">$12-o<text:span text:style-name="T25">4</text:span></text:p>
          </table:table-cell>
          <table:table-cell table:style-name="t12.B3" office:value-type="string">
            <text:p text:style-name="P13">$12-q<text:span text:style-name="T25">4</text:span></text:p>
          </table:table-cell>
          <table:table-cell table:style-name="t12.B3" office:value-type="string">
            <text:p text:style-name="P13">$12-do<text:span text:style-name="T25">4</text:span></text:p>
          </table:table-cell>
          <table:table-cell table:style-name="t12.I3" office:value-type="string">
            <text:p text:style-name="P52">±<text:span text:style-name="T25">19</text:span></text:p>
          </table:table-cell>
        </table:table-row>
        <table:table-row>
          <table:table-cell table:style-name="t12.A8" office:value-type="string">
            <text:p text:style-name="P12"><text:span text:style-name="T25">8</text:span>.0 Sv/h</text:p>
          </table:table-cell>
          <table:table-cell table:style-name="t12.B8" office:value-type="string">
            <text:p text:style-name="P13">$12-n<text:span text:style-name="T25">5</text:span></text:p>
          </table:table-cell>
          <table:table-cell table:style-name="t12.B8" office:value-type="string">
            <text:p text:style-name="P13">$12-d<text:span text:style-name="T25">5</text:span></text:p>
          </table:table-cell>
          <table:table-cell table:style-name="t12.D8" office:value-type="string">
            <text:section text:style-name="Sect1" text:name="Раздел84">
              <text:p text:style-name="P3">$12-<text:span text:style-name="T25">m</text:span><text:span text:style-name="T16">5</text:span><text:span text:style-name="T25">0</text:span></text:p>
              <text:p text:style-name="P31">$12-<text:span text:style-name="T25">m</text:span><text:span text:style-name="T16">5</text:span><text:span text:style-name="T25">1</text:span></text:p>
              <text:p text:style-name="P31">$12-<text:span text:style-name="T25">m</text:span><text:span text:style-name="T16">5</text:span><text:span text:style-name="T25">2</text:span></text:p>
              <text:p text:style-name="P31">$12-<text:span text:style-name="T25">m</text:span><text:span text:style-name="T16">5</text:span><text:span text:style-name="T25">3</text:span></text:p>
              <text:p text:style-name="P31">$12-<text:span text:style-name="T25">m</text:span><text:span text:style-name="T16">5</text:span><text:span text:style-name="T25">4</text:span></text:p>
            </text:section>
          </table:table-cell>
          <table:table-cell table:style-name="t12.B8" office:value-type="string">
            <text:p text:style-name="P13">$12-av<text:span text:style-name="T25">5</text:span></text:p>
          </table:table-cell>
          <table:table-cell table:style-name="t12.B8" office:value-type="string">
            <text:p text:style-name="P13">$12-o<text:span text:style-name="T25">5</text:span></text:p>
          </table:table-cell>
          <table:table-cell table:style-name="t12.B8" office:value-type="string">
            <text:p text:style-name="P13">$12-q<text:span text:style-name="T25">5</text:span></text:p>
          </table:table-cell>
          <table:table-cell table:style-name="t12.B8" office:value-type="string">
            <text:p text:style-name="P13">$12-do<text:span text:style-name="T25">5</text:span></text:p>
          </table:table-cell>
          <table:table-cell table:style-name="t12.I8" office:value-type="string">
            <text:p text:style-name="P52">±<text:span text:style-name="T25">23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2503B/2 </text:span><text:span text:style-name="T16">(</text:span><text:span text:style-name="T48">γ</text:span><text:span text:style-name="T16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25">µSv</text:span></text:p>
          </table:table-cell>
          <table:table-cell table:style-name="s12.B4" office:value-type="string">
            <text:p text:style-name="P13">$12-<text:span text:style-name="T16">dn</text:span>_<text:span text:style-name="T25">1</text:span></text:p>
          </table:table-cell>
          <table:table-cell table:style-name="s12.B4" office:value-type="string">
            <text:p text:style-name="P19"><text:s text:c="2"/>$12-<text:span text:style-name="T16">dd_1</text:span> <text:s/></text:p>
            <text:p text:style-name="P15"><text:span text:style-name="T25">360s</text:span></text:p>
          </table:table-cell>
          <table:table-cell table:style-name="s12.B4" office:value-type="string">
            <text:p text:style-name="P13">$12-d_dev_<text:span text:style-name="T25">1</text:span></text:p>
          </table:table-cell>
          <table:table-cell table:style-name="s12.B4" office:value-type="string">
            <text:p text:style-name="P13">$12-dose_<text:span text:style-name="T25">1</text:span></text:p>
          </table:table-cell>
          <table:table-cell table:style-name="s12.B4" office:value-type="string">
            <text:p text:style-name="P13">$12-d_res_<text:span text:style-name="T25">1</text:span></text:p>
          </table:table-cell>
          <table:table-cell table:style-name="s12.B4" office:value-type="string">
            <text:p text:style-name="P13">$12-o_pog_<text:span text:style-name="T25">1</text:span></text:p>
          </table:table-cell>
          <table:table-cell table:style-name="s12.B4" office:value-type="string">
            <text:p text:style-name="P13">$12-d_gran_<text:span text:style-name="T25">1</text:span></text:p>
          </table:table-cell>
          <table:table-cell table:style-name="s12.I4" office:value-type="string">
            <text:p text:style-name="P12">±<text:span text:style-name="T25">15.4</text:span></text:p>
          </table:table-cell>
        </table:table-row>
        <table:table-row>
          <table:table-cell table:style-name="s12.A5" office:value-type="string">
            <text:p text:style-name="P12">4.0 mSv</text:p>
          </table:table-cell>
          <table:table-cell table:style-name="s12.B5" office:value-type="string">
            <text:p text:style-name="P13">$12-<text:span text:style-name="T16">dn</text:span>_<text:span text:style-name="T25">2</text:span></text:p>
          </table:table-cell>
          <table:table-cell table:style-name="s12.B5" office:value-type="string">
            <text:p text:style-name="P19"><text:s text:c="2"/>$12-<text:span text:style-name="T16">dd_2</text:span> <text:s/></text:p>
            <text:p text:style-name="P15">180s</text:p>
          </table:table-cell>
          <table:table-cell table:style-name="s12.B5" office:value-type="string">
            <text:p text:style-name="P13">$12-d_dev_<text:span text:style-name="T25">2</text:span></text:p>
          </table:table-cell>
          <table:table-cell table:style-name="s12.B5" office:value-type="string">
            <text:p text:style-name="P13">$12-dose_<text:span text:style-name="T25">2</text:span></text:p>
          </table:table-cell>
          <table:table-cell table:style-name="s12.B5" office:value-type="string">
            <text:p text:style-name="P13">$12-d_res_<text:span text:style-name="T25">2</text:span></text:p>
          </table:table-cell>
          <table:table-cell table:style-name="s12.B5" office:value-type="string">
            <text:p text:style-name="P13">$12-o_pog_<text:span text:style-name="T25">2</text:span></text:p>
          </table:table-cell>
          <table:table-cell table:style-name="s12.B5" office:value-type="string">
            <text:p text:style-name="P13">$12-d_gran_<text:span text:style-name="T25">2</text:span></text:p>
          </table:table-cell>
          <table:table-cell table:style-name="s12.I5" office:value-type="string">
            <text:p text:style-name="P12">±<text:span text:style-name="T25">15.4</text:span></text:p>
          </table:table-cell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2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4T17:06:58.18</dc:date>
    <meta:editing-duration>P3DT9H39M6S</meta:editing-duration>
    <meta:editing-cycles>421</meta:editing-cycles>
    <meta:generator>OpenOffice/4.1.6$Win32 OpenOffice.org_project/416m1$Build-9790</meta:generator>
    <meta:document-statistic meta:table-count="25" meta:image-count="1" meta:object-count="0" meta:page-count="7" meta:paragraph-count="1680" meta:word-count="2575" meta:character-count="16174"/>
  </office:meta>
</office:document-meta>
</file>